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563in"/>
    </style:style>
    <style:style style:name="Table1.B" style:family="table-column">
      <style:table-column-properties style:column-width="1.5271in"/>
    </style:style>
    <style:style style:name="Table1.C" style:family="table-column">
      <style:table-column-properties style:column-width="1.3618in"/>
    </style:style>
    <style:style style:name="Table1.D" style:family="table-column">
      <style:table-column-properties style:column-width="2.8479in"/>
    </style:style>
    <style:style style:name="Table1.A1" style:family="table-cell">
      <style:table-cell-properties style:vertical-align="middle" fo:padding="0.0194in" fo:border="none"/>
    </style:style>
    <style:style style:name="Table1.D1" style:family="table-cell">
      <style:table-cell-properties fo:padding="0.0194in" fo:border="none"/>
    </style:style>
    <style:style style:name="P1" style:family="paragraph" style:parent-style-name="Standard">
      <style:text-properties officeooo:rsid="000b27ca" officeooo:paragraph-rsid="000b27ca"/>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contextual-spacing="false"/>
    </style:style>
    <style:style style:name="P4" style:family="paragraph" style:parent-style-name="Table_20_Contents" style:list-style-name="L1">
      <style:paragraph-properties fo:margin-top="0in" fo:margin-bottom="0.1965in" style:contextual-spacing="false"/>
    </style:style>
    <style:style style:name="P5" style:family="paragraph" style:parent-style-name="Table_20_Contents" style:list-style-name="L2">
      <style:paragraph-properties fo:margin-top="0in" fo:margin-bottom="0.1965in" style:contextual-spacing="false"/>
    </style:style>
    <style:style style:name="P6" style:family="paragraph" style:parent-style-name="Table_20_Contents" style:list-style-name="L3">
      <style:paragraph-properties fo:margin-top="0in" fo:margin-bottom="0.1965in" style:contextual-spacing="false"/>
    </style:style>
    <style:style style:name="P7" style:family="paragraph" style:parent-style-name="Table_20_Contents" style:list-style-name="L4">
      <style:paragraph-properties fo:margin-top="0in" fo:margin-bottom="0.1965in" style:contextual-spacing="false"/>
    </style:style>
    <style:style style:name="P8" style:family="paragraph" style:parent-style-name="Table_20_Contents" style:list-style-name="L5">
      <style:paragraph-properties fo:margin-top="0in" fo:margin-bottom="0.1965in" style:contextual-spacing="false"/>
    </style:style>
    <style:style style:name="P9" style:family="paragraph" style:parent-style-name="Table_20_Contents" style:list-style-name="L6">
      <style:paragraph-properties fo:margin-top="0in" fo:margin-bottom="0.1965in" style:contextual-spacing="false"/>
    </style:style>
    <style:style style:name="P10" style:family="paragraph" style:parent-style-name="Table_20_Contents" style:list-style-name="L7">
      <style:paragraph-properties fo:margin-top="0in" fo:margin-bottom="0.1965in" style:contextual-spacing="false"/>
    </style:style>
    <style:style style:name="P11" style:family="paragraph" style:parent-style-name="Table_20_Contents" style:list-style-name="L8">
      <style:paragraph-properties fo:margin-top="0in" fo:margin-bottom="0.1965in" style:contextual-spacing="false"/>
    </style:style>
    <style:style style:name="P12" style:family="paragraph" style:parent-style-name="Table_20_Contents" style:list-style-name="L9">
      <style:paragraph-properties fo:margin-top="0in" fo:margin-bottom="0.1965in" style:contextual-spacing="false"/>
    </style:style>
    <style:style style:name="P13" style:family="paragraph" style:parent-style-name="Table_20_Contents" style:list-style-name="L10">
      <style:paragraph-properties fo:margin-top="0in" fo:margin-bottom="0.1965in" style:contextual-spacing="false"/>
    </style:style>
    <style:style style:name="P14" style:family="paragraph" style:parent-style-name="Table_20_Contents" style:list-style-name="L11">
      <style:paragraph-properties fo:margin-top="0in" fo:margin-bottom="0.1965in" style:contextual-spacing="false"/>
    </style:style>
    <style:style style:name="P15" style:family="paragraph" style:parent-style-name="Table_20_Contents" style:list-style-name="L12">
      <style:paragraph-properties fo:margin-top="0in" fo:margin-bottom="0.1965in" style:contextual-spacing="false"/>
    </style:style>
    <style:style style:name="P16" style:family="paragraph" style:parent-style-name="Table_20_Contents" style:list-style-name="L13">
      <style:paragraph-properties fo:margin-top="0in" fo:margin-bottom="0.1965in" style:contextual-spacing="false"/>
    </style:style>
    <style:style style:name="P17" style:family="paragraph" style:parent-style-name="Table_20_Contents" style:list-style-name="L14">
      <style:paragraph-properties fo:margin-top="0in" fo:margin-bottom="0.1965in" style:contextual-spacing="false"/>
    </style:style>
    <style:style style:name="P18" style:family="paragraph" style:parent-style-name="Table_20_Contents" style:list-style-name="L15">
      <style:paragraph-properties fo:margin-top="0in" fo:margin-bottom="0.1965in" style:contextual-spacing="false"/>
    </style:style>
    <style:style style:name="P19" style:family="paragraph" style:parent-style-name="Table_20_Contents" style:list-style-name="L16">
      <style:paragraph-properties fo:margin-top="0in" fo:margin-bottom="0.1965in" style:contextual-spacing="false"/>
    </style:style>
    <style:style style:name="P20" style:family="paragraph" style:parent-style-name="Table_20_Contents" style:list-style-name="L17">
      <style:paragraph-properties fo:margin-top="0in" fo:margin-bottom="0.1965in" style:contextual-spacing="false"/>
    </style:style>
    <style:style style:name="P21" style:family="paragraph" style:parent-style-name="Table_20_Contents" style:list-style-name="L18">
      <style:paragraph-properties fo:margin-top="0in" fo:margin-bottom="0.1965in" style:contextual-spacing="false"/>
    </style:style>
    <style:style style:name="P22" style:family="paragraph" style:parent-style-name="Table_20_Contents" style:list-style-name="L19">
      <style:paragraph-properties fo:margin-top="0in" fo:margin-bottom="0.1965in" style:contextual-spacing="false"/>
    </style:style>
    <style:style style:name="P23" style:family="paragraph" style:parent-style-name="Table_20_Contents" style:list-style-name="L20">
      <style:paragraph-properties fo:margin-top="0in" fo:margin-bottom="0.1965in" style:contextual-spacing="false"/>
    </style:style>
    <style:style style:name="P24" style:family="paragraph" style:parent-style-name="Table_20_Contents" style:list-style-name="L21">
      <style:paragraph-properties fo:margin-top="0in" fo:margin-bottom="0.1965in" style:contextual-spacing="false"/>
    </style:style>
    <style:style style:name="P25" style:family="paragraph" style:parent-style-name="Table_20_Contents" style:list-style-name="L22">
      <style:paragraph-properties fo:margin-top="0in" fo:margin-bottom="0.1965in" style:contextual-spacing="false"/>
    </style:style>
    <style:style style:name="P26" style:family="paragraph" style:parent-style-name="Table_20_Contents" style:list-style-name="L23">
      <style:paragraph-properties fo:margin-top="0in" fo:margin-bottom="0.1965in" style:contextual-spacing="false"/>
    </style:style>
    <style:style style:name="P27" style:family="paragraph" style:parent-style-name="Table_20_Contents" style:list-style-name="L24">
      <style:paragraph-properties fo:margin-top="0in" fo:margin-bottom="0.1965in" style:contextual-spacing="false"/>
    </style:style>
    <style:style style:name="P28" style:family="paragraph" style:parent-style-name="Table_20_Contents" style:list-style-name="L25">
      <style:paragraph-properties fo:margin-top="0in" fo:margin-bottom="0.1965in" style:contextual-spacing="false"/>
    </style:style>
    <style:style style:name="P29" style:family="paragraph" style:parent-style-name="Table_20_Contents" style:list-style-name="L26">
      <style:paragraph-properties fo:margin-top="0in" fo:margin-bottom="0.1965in" style:contextual-spacing="false"/>
    </style:style>
    <style:style style:name="P30" style:family="paragraph" style:parent-style-name="Table_20_Contents" style:list-style-name="L27">
      <style:paragraph-properties fo:margin-top="0in" fo:margin-bottom="0.1965in" style:contextual-spacing="false"/>
    </style:style>
    <style:style style:name="P31" style:family="paragraph" style:parent-style-name="Table_20_Contents" style:list-style-name="L28">
      <style:paragraph-properties fo:margin-top="0in" fo:margin-bottom="0.1965in" style:contextual-spacing="false"/>
    </style:style>
    <style:style style:name="P32" style:family="paragraph" style:parent-style-name="Table_20_Contents" style:list-style-name="L29">
      <style:paragraph-properties fo:margin-top="0in" fo:margin-bottom="0.1965in" style:contextual-spacing="false"/>
    </style:style>
    <style:style style:name="P33" style:family="paragraph" style:parent-style-name="Table_20_Contents" style:list-style-name="L30">
      <style:paragraph-properties fo:margin-top="0in" fo:margin-bottom="0.1965in" style:contextual-spacing="false"/>
    </style:style>
    <style:style style:name="P34" style:family="paragraph" style:parent-style-name="Table_20_Contents" style:list-style-name="L31">
      <style:paragraph-properties fo:margin-top="0in" fo:margin-bottom="0.1965in" style:contextual-spacing="false"/>
    </style:style>
    <style:style style:name="P35" style:family="paragraph" style:parent-style-name="Table_20_Contents" style:list-style-name="L32">
      <style:paragraph-properties fo:margin-top="0in" fo:margin-bottom="0.1965in" style:contextual-spacing="false"/>
    </style:style>
    <style:style style:name="P36" style:family="paragraph" style:parent-style-name="Table_20_Contents" style:list-style-name="L33">
      <style:paragraph-properties fo:margin-top="0in" fo:margin-bottom="0.1965in" style:contextual-spacing="false"/>
    </style:style>
    <style:style style:name="P37" style:family="paragraph" style:parent-style-name="Table_20_Contents" style:list-style-name="L34">
      <style:paragraph-properties fo:margin-top="0in" fo:margin-bottom="0.1965in" style:contextual-spacing="false"/>
    </style:style>
    <style:style style:name="P38" style:family="paragraph" style:parent-style-name="Table_20_Contents" style:list-style-name="L35">
      <style:paragraph-properties fo:margin-top="0in" fo:margin-bottom="0.1965in" style:contextual-spacing="false"/>
    </style:style>
    <style:style style:name="P39" style:family="paragraph" style:parent-style-name="Table_20_Contents" style:list-style-name="L36">
      <style:paragraph-properties fo:margin-top="0in" fo:margin-bottom="0.1965in" style:contextual-spacing="false"/>
    </style:style>
    <style:style style:name="P40" style:family="paragraph" style:parent-style-name="Table_20_Contents" style:list-style-name="L37">
      <style:paragraph-properties fo:margin-top="0in" fo:margin-bottom="0.1965in" style:contextual-spacing="false"/>
    </style:style>
    <style:style style:name="P41" style:family="paragraph" style:parent-style-name="Table_20_Contents" style:list-style-name="L38">
      <style:paragraph-properties fo:margin-top="0in" fo:margin-bottom="0.1965in" style:contextual-spacing="false"/>
    </style:style>
    <style:style style:name="P42" style:family="paragraph" style:parent-style-name="Table_20_Contents" style:list-style-name="L39">
      <style:paragraph-properties fo:margin-top="0in" fo:margin-bottom="0.1965in" style:contextual-spacing="false"/>
    </style:style>
    <style:style style:name="P43" style:family="paragraph" style:parent-style-name="Table_20_Contents" style:list-style-name="L40">
      <style:paragraph-properties fo:margin-top="0in" fo:margin-bottom="0.1965in" style:contextual-spacing="false"/>
    </style:style>
    <style:style style:name="P44" style:family="paragraph" style:parent-style-name="Table_20_Contents" style:list-style-name="L41">
      <style:paragraph-properties fo:margin-top="0in" fo:margin-bottom="0.1965in" style:contextual-spacing="false"/>
    </style:style>
    <style:style style:name="P45" style:family="paragraph" style:parent-style-name="Table_20_Contents" style:list-style-name="L42">
      <style:paragraph-properties fo:margin-top="0in" fo:margin-bottom="0.1965in" style:contextual-spacing="false"/>
    </style:style>
    <style:style style:name="P46" style:family="paragraph" style:parent-style-name="Table_20_Contents" style:list-style-name="L43">
      <style:paragraph-properties fo:margin-top="0in" fo:margin-bottom="0.1965in" style:contextual-spacing="false"/>
    </style:style>
    <style:style style:name="P47" style:family="paragraph" style:parent-style-name="Table_20_Contents" style:list-style-name="L44">
      <style:paragraph-properties fo:margin-top="0in" fo:margin-bottom="0.1965in" style:contextual-spacing="false"/>
    </style:style>
    <style:style style:name="P48" style:family="paragraph" style:parent-style-name="Table_20_Contents" style:list-style-name="L45">
      <style:paragraph-properties fo:margin-top="0in" fo:margin-bottom="0.1965in" style:contextual-spacing="false"/>
    </style:style>
    <style:style style:name="P49" style:family="paragraph" style:parent-style-name="Table_20_Contents" style:list-style-name="L46">
      <style:paragraph-properties fo:margin-top="0in" fo:margin-bottom="0.1965in" style:contextual-spacing="false"/>
    </style:style>
    <style:style style:name="P50" style:family="paragraph" style:parent-style-name="Table_20_Contents" style:list-style-name="L47">
      <style:paragraph-properties fo:margin-top="0in" fo:margin-bottom="0.1965in" style:contextual-spacing="false"/>
    </style:style>
    <style:style style:name="P51" style:family="paragraph" style:parent-style-name="Table_20_Contents" style:list-style-name="L48">
      <style:paragraph-properties fo:margin-top="0in" fo:margin-bottom="0.1965in" style:contextual-spacing="false"/>
    </style:style>
    <style:style style:name="P52" style:family="paragraph" style:parent-style-name="Table_20_Contents" style:list-style-name="L49">
      <style:paragraph-properties fo:margin-top="0in" fo:margin-bottom="0.1965in" style:contextual-spacing="false"/>
    </style:style>
    <style:style style:name="P53" style:family="paragraph" style:parent-style-name="Table_20_Contents" style:list-style-name="L50">
      <style:paragraph-properties fo:margin-top="0in" fo:margin-bottom="0.1965in" style:contextual-spacing="false"/>
    </style:style>
    <style:style style:name="P54" style:family="paragraph" style:parent-style-name="Table_20_Contents" style:list-style-name="L51">
      <style:paragraph-properties fo:margin-top="0in" fo:margin-bottom="0.1965in" style:contextual-spacing="false"/>
    </style:style>
    <style:style style:name="P55" style:family="paragraph" style:parent-style-name="Table_20_Contents" style:list-style-name="L52">
      <style:paragraph-properties fo:margin-top="0in" fo:margin-bottom="0.1965in" style:contextual-spacing="false"/>
    </style:style>
    <style:style style:name="P56" style:family="paragraph" style:parent-style-name="Table_20_Contents" style:list-style-name="L53">
      <style:paragraph-properties fo:margin-top="0in" fo:margin-bottom="0.1965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Actions permissions (VBO)</text:span><text:line-break/>(actions_permissions)</text:p>
          </table:table-cell>
          <table:table-cell table:style-name="Table1.A1" office:value-type="string">
            <text:p text:style-name="Table_20_Contents">7.x-3.2</text:p>
          </table:table-cell>
          <table:table-cell table:style-name="Table1.A1" office:value-type="string">
            <text:p text:style-name="Table_20_Contents">Provides permission-based access control for actions. Used by Views Bulk Operations.</text:p>
          </table:table-cell>
          <table:table-cell table:style-name="Table1.D1" office:value-type="string">
            <text:p text:style-name="P2"/>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Administration Development tools</text:span><text:line-break/>(admin_devel)</text:p>
          </table:table-cell>
          <table:table-cell table:style-name="Table1.A1" office:value-type="string">
            <text:p text:style-name="Table_20_Contents">7.x-3.0-rc4</text:p>
          </table:table-cell>
          <table:table-cell table:style-name="Table1.A1" office:value-type="string">
            <text:p text:style-name="Table_20_Contents">Инструменты управления и отладки для разработчиков и создателей сайтов.</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Administration menu Toolbar style</text:span><text:line-break/>(admin_menu_toolbar)</text:p>
          </table:table-cell>
          <table:table-cell table:style-name="Table1.A1" office:value-type="string">
            <text:p text:style-name="Table_20_Contents">7.x-3.0-rc4</text:p>
          </table:table-cell>
          <table:table-cell table:style-name="Table1.A1" office:value-type="string">
            <text:p text:style-name="Table_20_Contents">Улучшенная Панель инструментов.</text:p>
            <text:p text:style-name="Table_20_Contents">Требуется: Administration menu (включён), System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Administration menu</text:span><text:line-break/>(admin_menu)</text:p>
          </table:table-cell>
          <table:table-cell table:style-name="Table1.A1" office:value-type="string">
            <text:p text:style-name="Table_20_Contents">7.x-3.0-rc4</text:p>
          </table:table-cell>
          <table:table-cell table:style-name="Table1.A1" office:value-type="string">
            <text:p text:style-name="Table_20_Contents">Добавляет выпадающее меню для большинства административных и других общих задач (для пользователей с соответствующими правами).</text:p>
            <text:p text:style-name="Table_20_Contents">Требуется: System (включён)</text:p>
            <text:p text:style-name="Table_20_Contents">Требуемое для: Administration menu Toolbar style (отключён)</text:p>
            <text:section text:style-name="Sect1" text:name="ctools-button-20">
              <text:p text:style-name="P3"><text:a xlink:type="simple" xlink:href="http://foto000.su/admin/modules#">Действия</text:a></text:p>
              <text:list text:style-name="L1">
                <text:list-header>
                  <text:p text:style-name="P4"><text:a xlink:type="simple" xlink:href="http://foto000.su/admin/config/administration/admin_menu">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Aggregator</text:span><text:line-break/>(aggregator)</text:p>
          </table:table-cell>
          <table:table-cell table:style-name="Table1.A1" office:value-type="string">
            <text:p text:style-name="Table_20_Contents">7.26</text:p>
          </table:table-cell>
          <table:table-cell table:style-name="Table1.A1" office:value-type="string">
            <text:p text:style-name="Table_20_Contents">Собирает воедино содержимое информационных лент (RSS, RDF, или Atom).</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Automatic Entity Labels</text:span><text:line-break/>(auto_entitylabel)</text:p>
          </table:table-cell>
          <table:table-cell table:style-name="Table1.A1" office:value-type="string">
            <text:p text:style-name="Table_20_Contents">7.x-1.2</text:p>
          </table:table-cell>
          <table:table-cell table:style-name="Table1.A1" office:value-type="string">
            <text:p text:style-name="Table_20_Contents">Allows hiding of entity label fields and automatic label creation.</text:p>
            <text:p text:style-name="Table_20_Contents">Требуется: Entity API (включён)</text:p>
            <text:section text:style-name="Sect1" text:name="ctools-button-7">
              <text:list text:style-name="L2">
                <text:list-header>
                  <text:p text:style-name="P5"><text:a xlink:type="simple" xlink:href="http://foto000.su/admin/people/permissions">Разрешения</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Block languages</text:span><text:line-break/>(i18n_block)</text:p>
          </table:table-cell>
          <table:table-cell table:style-name="Table1.A1" office:value-type="string">
            <text:p text:style-name="Table_20_Contents">7.x-1.10</text:p>
          </table:table-cell>
          <table:table-cell table:style-name="Table1.A1" office:value-type="string">
            <text:p text:style-name="Table_20_Contents">Enables language selector for blocks and optional block translation.</text:p>
            <text:p text:style-name="Table_20_Contents">Требуется: Block (включён), String translation (включён), Locale (включён), Internationalization (включён), Variab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Block</text:span><text:line-break/>(block)</text:p>
          </table:table-cell>
          <table:table-cell table:style-name="Table1.A1" office:value-type="string">
            <text:p text:style-name="Table_20_Contents">7.26</text:p>
          </table:table-cell>
          <table:table-cell table:style-name="Table1.A1" office:value-type="string">
            <text:p text:style-name="Table_20_Contents">Вывод содержания в регионах.</text:p>
            <text:p text:style-name="Table_20_Contents">Требуемое для: Dashboard (включён), Block languages (отключён)</text:p>
            <text:section text:style-name="Sect1" text:name="ctools-button-26">
              <text:p text:style-name="P3"><text:a xlink:type="simple" xlink:href="http://foto000.su/admin/modules#">Действия</text:a></text:p>
              <text:list text:style-name="L3">
                <text:list-header>
                  <text:p text:style-name="P6"><text:a xlink:type="simple" xlink:href="http://foto000.su/admin/structure/block">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Blog</text:span><text:line-break/>(blog)</text:p>
          </table:table-cell>
          <table:table-cell table:style-name="Table1.A1" office:value-type="string">
            <text:p text:style-name="Table_20_Contents">7.26</text:p>
          </table:table-cell>
          <table:table-cell table:style-name="Table1.A1" office:value-type="string">
            <text:p text:style-name="Table_20_Contents">Включает мультиблоговый сервис</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Book</text:span><text:line-break/><text:soft-page-break/>(book)</text:p>
          </table:table-cell>
          <table:table-cell table:style-name="Table1.A1" office:value-type="string">
            <text:p text:style-name="Table_20_Contents">7.26</text:p>
          </table:table-cell>
          <table:table-cell table:style-name="Table1.A1" office:value-type="string">
            <text:p text:style-name="Table_20_Contents">Позволяет пользователям создавать и <text:soft-page-break/>организовывать связанные материалы в схемы.</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Bulk Export</text:span><text:line-break/>(bulk_export)</text:p>
          </table:table-cell>
          <table:table-cell table:style-name="Table1.A1" office:value-type="string">
            <text:p text:style-name="Table_20_Contents">7.x-1.4</text:p>
          </table:table-cell>
          <table:table-cell table:style-name="Table1.A1" office:value-type="string">
            <text:p text:style-name="Table_20_Contents">Performs bulk exporting of data objects known about by Chaos tools.</text:p>
            <text:p text:style-name="Table_20_Contents">Требуется: Chaos tool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haos Tools (CTools) AJAX Example</text:span><text:line-break/>(ctools_ajax_sample)</text:p>
          </table:table-cell>
          <table:table-cell table:style-name="Table1.A1" office:value-type="string">
            <text:p text:style-name="Table_20_Contents">7.x-1.4</text:p>
          </table:table-cell>
          <table:table-cell table:style-name="Table1.A1" office:value-type="string">
            <text:p text:style-name="Table_20_Contents">Shows how to use the power of Chaos AJAX.</text:p>
            <text:p text:style-name="Table_20_Contents">Требуется: Chaos tool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haos Tools (CTools) Plugin Example</text:span><text:line-break/>(ctools_plugin_example)</text:p>
          </table:table-cell>
          <table:table-cell table:style-name="Table1.A1" office:value-type="string">
            <text:p text:style-name="Table_20_Contents">7.x-1.4</text:p>
          </table:table-cell>
          <table:table-cell table:style-name="Table1.A1" office:value-type="string">
            <text:p text:style-name="Table_20_Contents">Shows how an external module can provide ctools plugins (for Panels, etc.).</text:p>
            <text:p text:style-name="Table_20_Contents">Требуется: Chaos tools (включён), Panels (отсутствует), Page manager (отключён), Advanced_help (отсутствует)</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haos tools</text:span><text:line-break/>(ctools)</text:p>
          </table:table-cell>
          <table:table-cell table:style-name="Table1.A1" office:value-type="string">
            <text:p text:style-name="Table_20_Contents">7.x-1.4</text:p>
          </table:table-cell>
          <table:table-cell table:style-name="Table1.A1" office:value-type="string">
            <text:p text:style-name="Table_20_Contents">A library of helpful tools by Merlin of Chaos.</text:p>
            <text:p text:style-name="Table_20_Contents">Требуемое для: Bulk Export (отключён), File entity (включён), Media (включён), CKEditor Media (включён), Custom rulesets (отключён), Chaos Tools (CTools) AJAX Example (отключён), Custom content panes (отключён), Page manager (отключён), Chaos Tools (CTools) Plugin Example (отключён), Media Internet Sources (отключён), Metatag (включён), Metatag: Context (отключён), Metatag: Dublin Core (отключён), Metatag:Devel (отключён), Metatag: Open Graph (отключён), Metatag: Panels (отключён), Metatag: Twitter Cards (отключён), Views (включён), Metatag: Views (отключён), Stylizer (отключён), Term Depth access (отключён), Variable views (отключён), Views Bulk Operations (включён), Views content panes (отключён), Views UI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hecklist API example</text:span><text:line-break/>(checklistapi_example)</text:p>
          </table:table-cell>
          <table:table-cell table:style-name="Table1.A1" office:value-type="string">
            <text:p text:style-name="Table_20_Contents">7.x-1.1</text:p>
          </table:table-cell>
          <table:table-cell table:style-name="Table1.A1" office:value-type="string">
            <text:p text:style-name="Table_20_Contents">Provides an example implementation of the Checklist API.</text:p>
            <text:p text:style-name="Table_20_Contents">Требуется: Checklist API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hecklist API</text:span><text:line-break/>(checklistapi)</text:p>
          </table:table-cell>
          <table:table-cell table:style-name="Table1.A1" office:value-type="string">
            <text:p text:style-name="Table_20_Contents">7.x-1.1</text:p>
          </table:table-cell>
          <table:table-cell table:style-name="Table1.A1" office:value-type="string">
            <text:p text:style-name="Table_20_Contents">Provides an API for creating fillable, persistent checklists.</text:p>
            <text:p text:style-name="Table_20_Contents">Требуемое для: Checklist API example (отключён), SEO Checklist (включён)</text:p>
            <text:section text:style-name="Sect1" text:name="ctools-button-8">
              <text:p text:style-name="P3"><text:a xlink:type="simple" xlink:href="http://foto000.su/admin/modules#">Действия</text:a></text:p>
              <text:list text:style-name="L4">
                <text:list-header>
                  <text:p text:style-name="P7"><text:a xlink:type="simple" xlink:href="http://foto000.su/admin/reports/checklistapi">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KEditor Media</text:span><text:line-break/><text:soft-page-break/>(ckeditor_media)</text:p>
          </table:table-cell>
          <table:table-cell table:style-name="Table1.A1" office:value-type="string">
            <text:p text:style-name="Table_20_Contents">7.x-1.x-dev</text:p>
          </table:table-cell>
          <table:table-cell table:style-name="Table1.A1" office:value-type="string">
            <text:p text:style-name="Table_20_Contents">Allow the media module to be the file <text:soft-page-break/>upload/browser for ckeditor.</text:p>
            <text:p text:style-name="Table_20_Contents">Требуется: Media (включён), File entity (включён), Field (включён), Field SQL storage (включён), Chaos tools (включён), Image (включён), File (включён), CKEditor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KEditor</text:span><text:line-break/>(ckeditor)</text:p>
          </table:table-cell>
          <table:table-cell table:style-name="Table1.A1" office:value-type="string">
            <text:p text:style-name="Table_20_Contents">7.x-1.13</text:p>
          </table:table-cell>
          <table:table-cell table:style-name="Table1.A1" office:value-type="string">
            <text:p text:style-name="Table_20_Contents">Enables CKEditor (WYSIWYG HTML editor) for use instead of plain text fields.</text:p>
            <text:p text:style-name="Table_20_Contents">Требуемое для: CKEditor Media (включён)</text:p>
            <text:section text:style-name="Sect1" text:name="ctools-button-23">
              <text:p text:style-name="P3"><text:a xlink:type="simple" xlink:href="http://foto000.su/admin/modules#">Действия</text:a></text:p>
              <text:list text:style-name="L5">
                <text:list-header>
                  <text:p text:style-name="P8"><text:a xlink:type="simple" xlink:href="http://foto000.su/admin/config/content/ckeditor">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offee</text:span><text:line-break/>(coffee)</text:p>
          </table:table-cell>
          <table:table-cell table:style-name="Table1.A1" office:value-type="string">
            <text:p text:style-name="Table_20_Contents">7.x-2.1</text:p>
          </table:table-cell>
          <table:table-cell table:style-name="Table1.A1" office:value-type="string">
            <text:p text:style-name="Table_20_Contents">An administrative module to switch between admin pages real fast, like Alfred or Spotlight on OS X.</text:p>
            <text:p text:style-name="Table_20_Contents">Требуется: Menu (включён)</text:p>
            <text:section text:style-name="Sect1" text:name="ctools-button-21">
              <text:p text:style-name="P3"><text:a xlink:type="simple" xlink:href="http://foto000.su/admin/modules#">Действия</text:a></text:p>
              <text:list text:style-name="L6">
                <text:list-header>
                  <text:p text:style-name="P9"><text:a xlink:type="simple" xlink:href="http://foto000.su/admin/config/user-interface/coffee">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olor</text:span><text:line-break/>(color)</text:p>
          </table:table-cell>
          <table:table-cell table:style-name="Table1.A1" office:value-type="string">
            <text:p text:style-name="Table_20_Contents">7.26</text:p>
          </table:table-cell>
          <table:table-cell table:style-name="Table1.A1" office:value-type="string">
            <text:p text:style-name="Table_20_Contents">Разрешить администратору изменять цветовую схему (если тема это позволяет).</text:p>
            <text:p text:style-name="Table_20_Contents">Требуемое для: Stylizer (отключён)</text:p>
            <text:section text:style-name="Sect1" text:name="ctools-button-27">
              <text:list text:style-name="L7">
                <text:list-header>
                  <text:p text:style-name="P10"><text:a xlink:type="simple" xlink:href="http://foto000.su/admin/help/color">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omment</text:span><text:line-break/>(comment)</text:p>
          </table:table-cell>
          <table:table-cell table:style-name="Table1.A1" office:value-type="string">
            <text:p text:style-name="Table_20_Contents">7.26</text:p>
          </table:table-cell>
          <table:table-cell table:style-name="Table1.A1" office:value-type="string">
            <text:p text:style-name="Table_20_Contents">Позволяет пользователям комментировать и обсуждать опубликованные материалы.</text:p>
            <text:p text:style-name="Table_20_Contents">Требуется: Text (включён), Field (включён), Field SQL storage (включён)</text:p>
            <text:p text:style-name="Table_20_Contents">Требуемое для: Forum (отключён), Multilingual forum (отключён), Tracker (отключён)</text:p>
            <text:section text:style-name="Sect1" text:name="ctools-button-28">
              <text:p text:style-name="P3"><text:a xlink:type="simple" xlink:href="http://foto000.su/admin/modules#">Действия</text:a></text:p>
              <text:list text:style-name="L8">
                <text:list-header>
                  <text:p text:style-name="P11"><text:a xlink:type="simple" xlink:href="http://foto000.su/admin/content/comment">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ontact translation</text:span><text:line-break/>(i18n_contact)</text:p>
          </table:table-cell>
          <table:table-cell table:style-name="Table1.A1" office:value-type="string">
            <text:p text:style-name="Table_20_Contents">7.x-1.10</text:p>
          </table:table-cell>
          <table:table-cell table:style-name="Table1.A1" office:value-type="string">
            <text:p text:style-name="Table_20_Contents">Makes contact categories and replies available for translation.</text:p>
            <text:p text:style-name="Table_20_Contents">Требуется: Contact (отключён), String translation (включён), Locale (включён), Internationalization (включён), Variab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ontact</text:span><text:line-break/>(contact)</text:p>
          </table:table-cell>
          <table:table-cell table:style-name="Table1.A1" office:value-type="string">
            <text:p text:style-name="Table_20_Contents">7.26</text:p>
          </table:table-cell>
          <table:table-cell table:style-name="Table1.A1" office:value-type="string">
            <text:p text:style-name="Table_20_Contents">Позволяет использовать формы для отправки сообщений (общую для всего сайта и персональные).</text:p>
            <text:p text:style-name="Table_20_Contents">Требуемое для: Contact translation (отключён)</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Content translation</text:span><text:line-break/>(translation)</text:p>
          </table:table-cell>
          <table:table-cell table:style-name="Table1.A1" office:value-type="string">
            <text:p text:style-name="Table_20_Contents">7.26</text:p>
          </table:table-cell>
          <table:table-cell table:style-name="Table1.A1" office:value-type="string">
            <text:p text:style-name="Table_20_Contents">Позволяет переводить содержимое сайта на различные языки.</text:p>
            <text:p text:style-name="Table_20_Contents">Требуется: Locale (включён)</text:p>
            <text:p text:style-name="Table_20_Contents">Требуемое для: Multilingual content (отключён), Multilingual forum (отключён), Synchronize translations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ontextual links</text:span><text:line-break/>(contextual)</text:p>
          </table:table-cell>
          <table:table-cell table:style-name="Table1.A1" office:value-type="string">
            <text:p text:style-name="Table_20_Contents">7.26</text:p>
          </table:table-cell>
          <table:table-cell table:style-name="Table1.A1" office:value-type="string">
            <text:p text:style-name="Table_20_Contents">Используйте контекстные ссылки для выполнения действий, связанных с элементами страницы.</text:p>
            <text:section text:style-name="Sect1" text:name="ctools-button-29">
              <text:p text:style-name="P3"><text:a xlink:type="simple" xlink:href="http://foto000.su/admin/modules#">Действия</text:a></text:p>
              <text:list text:style-name="L9">
                <text:list-header>
                  <text:p text:style-name="P12"><text:a xlink:type="simple" xlink:href="http://foto000.su/admin/people/permissions">Разрешения</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ustom content panes</text:span><text:line-break/>(ctools_custom_content)</text:p>
          </table:table-cell>
          <table:table-cell table:style-name="Table1.A1" office:value-type="string">
            <text:p text:style-name="Table_20_Contents">7.x-1.4</text:p>
          </table:table-cell>
          <table:table-cell table:style-name="Table1.A1" office:value-type="string">
            <text:p text:style-name="Table_20_Contents">Create custom, exportable, reusable content panes for applications like Panels.</text:p>
            <text:p text:style-name="Table_20_Contents">Требуется: Chaos tool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Custom rulesets</text:span><text:line-break/>(ctools_access_ruleset)</text:p>
          </table:table-cell>
          <table:table-cell table:style-name="Table1.A1" office:value-type="string">
            <text:p text:style-name="Table_20_Contents">7.x-1.4</text:p>
          </table:table-cell>
          <table:table-cell table:style-name="Table1.A1" office:value-type="string">
            <text:p text:style-name="Table_20_Contents">Create custom, exportable, reusable access rulesets for applications like Panels.</text:p>
            <text:p text:style-name="Table_20_Contents">Требуется: Chaos tool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Dashboard</text:span><text:line-break/>(dashboard)</text:p>
          </table:table-cell>
          <table:table-cell table:style-name="Table1.A1" office:value-type="string">
            <text:p text:style-name="Table_20_Contents">7.26</text:p>
          </table:table-cell>
          <table:table-cell table:style-name="Table1.A1" office:value-type="string">
            <text:p text:style-name="Table_20_Contents">Информационная панель для вывода и отслеживания различной информации.</text:p>
            <text:p text:style-name="Table_20_Contents">Требуется: Block (включён)</text:p>
            <text:section text:style-name="Sect1" text:name="ctools-button-30">
              <text:p text:style-name="P3"><text:a xlink:type="simple" xlink:href="http://foto000.su/admin/modules#">Действия</text:a></text:p>
              <text:list text:style-name="L10">
                <text:list-header>
                  <text:p text:style-name="P13"><text:a xlink:type="simple" xlink:href="http://foto000.su/admin/dashboard/customize">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Database logging</text:span><text:line-break/>(dblog)</text:p>
          </table:table-cell>
          <table:table-cell table:style-name="Table1.A1" office:value-type="string">
            <text:p text:style-name="Table_20_Contents">7.26</text:p>
          </table:table-cell>
          <table:table-cell table:style-name="Table1.A1" office:value-type="string">
            <text:p text:style-name="Table_20_Contents">Регистрирует и записывает системные события в базу данных.</text:p>
            <text:section text:style-name="Sect1" text:name="ctools-button-31">
              <text:list text:style-name="L11">
                <text:list-header>
                  <text:p text:style-name="P14"><text:a xlink:type="simple" xlink:href="http://foto000.su/admin/help/dblog">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Entity API</text:span><text:line-break/>(entity)</text:p>
          </table:table-cell>
          <table:table-cell table:style-name="Table1.A1" office:value-type="string">
            <text:p text:style-name="Table_20_Contents">7.x-1.4</text:p>
          </table:table-cell>
          <table:table-cell table:style-name="Table1.A1" office:value-type="string">
            <text:p text:style-name="Table_20_Contents">Enables modules to work with any entity type and to provide entities.</text:p>
            <text:p text:style-name="Table_20_Contents">Требуемое для: Automatic Entity Labels (включён), Entity tokens (отключён), Views Bulk Operation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Entity tokens</text:span><text:line-break/>(entity_token)</text:p>
          </table:table-cell>
          <table:table-cell table:style-name="Table1.A1" office:value-type="string">
            <text:p text:style-name="Table_20_Contents">7.x-1.4</text:p>
          </table:table-cell>
          <table:table-cell table:style-name="Table1.A1" office:value-type="string">
            <text:p text:style-name="Table_20_Contents">Provides token replacements for all properties that have no tokens and are known to the entity API.</text:p>
            <text:p text:style-name="Table_20_Contents">Требуется: Entity API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Entity Translation Menu</text:span><text:line-break/>(entity_translation_i18n_menu)</text:p>
          </table:table-cell>
          <table:table-cell table:style-name="Table1.A1" office:value-type="string">
            <text:p text:style-name="Table_20_Contents">7.x-1.0-beta3</text:p>
          </table:table-cell>
          <table:table-cell table:style-name="Table1.A1" office:value-type="string">
            <text:p text:style-name="Table_20_Contents">Allows menu items to be translated on the entity form.</text:p>
            <text:p text:style-name="Table_20_Contents">Требуется: Entity Translation (включён), Locale (включён), Internationalization (включён), Variable (включён), Menu translation (включён), Menu (включён), String translation (включён), Translation sets (включён)</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Entity Translation Upgrade</text:span><text:line-break/>(entity_translation_upgrade)</text:p>
          </table:table-cell>
          <table:table-cell table:style-name="Table1.A1" office:value-type="string">
            <text:p text:style-name="Table_20_Contents">7.x-1.0-beta3</text:p>
          </table:table-cell>
          <table:table-cell table:style-name="Table1.A1" office:value-type="string">
            <text:p text:style-name="Table_20_Contents">Provides an upgrade path from node-based translation to field-based translation.</text:p>
            <text:p text:style-name="Table_20_Contents">Требуется: Entity Translation (включён), Loca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Entity Translation</text:span><text:line-break/>(entity_translation)</text:p>
          </table:table-cell>
          <table:table-cell table:style-name="Table1.A1" office:value-type="string">
            <text:p text:style-name="Table_20_Contents">7.x-1.0-beta3</text:p>
          </table:table-cell>
          <table:table-cell table:style-name="Table1.A1" office:value-type="string">
            <text:p text:style-name="Table_20_Contents">Allows entities to be translated into different languages.</text:p>
            <text:p text:style-name="Table_20_Contents">Требуется: Locale (включён)</text:p>
            <text:p text:style-name="Table_20_Contents">Требуемое для: Entity Translation Menu (отключён), Entity Translation Upgrade (отключён)</text:p>
            <text:section text:style-name="Sect1" text:name="ctools-button-3">
              <text:p text:style-name="P3"><text:a xlink:type="simple" xlink:href="http://foto000.su/admin/modules#">Действия</text:a></text:p>
              <text:list text:style-name="L12">
                <text:list-header>
                  <text:p text:style-name="P15"><text:a xlink:type="simple" xlink:href="http://foto000.su/admin/config/regional/entity_translation">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ences</text:span><text:line-break/>(fences)</text:p>
          </table:table-cell>
          <table:table-cell table:style-name="Table1.A1" office:value-type="string">
            <text:p text:style-name="Table_20_Contents">7.x-1.0</text:p>
          </table:table-cell>
          <table:table-cell table:style-name="Table1.A1" office:value-type="string">
            <text:p text:style-name="Table_20_Contents">Configurable field wrappers</text:p>
            <text:p text:style-name="Table_20_Contents">Требуется: Field (включён), Field SQL storage (включён)</text:p>
            <text:section text:style-name="Sect1" text:name="ctools-button-1">
              <text:list text:style-name="L13">
                <text:list-header>
                  <text:p text:style-name="P16"><text:a xlink:type="simple" xlink:href="http://foto000.su/admin/config/content/fence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ield SQL storage</text:span><text:line-break/>(field_sql_storage)</text:p>
          </table:table-cell>
          <table:table-cell table:style-name="Table1.A1" office:value-type="string">
            <text:p text:style-name="Table_20_Contents">7.26</text:p>
          </table:table-cell>
          <table:table-cell table:style-name="Table1.A1" office:value-type="string">
            <text:p text:style-name="Table_20_Contents">Хранение данных о полях в БД SQL.</text:p>
            <text:p text:style-name="Table_20_Contents">Требуется: Field (включён), Field SQL storage (включён)</text:p>
            <text:p text:style-name="Table_20_Contents">Требуемое для: Drupal, Field SQL storage (включён), Field (включён), File entity (включён), File (включён), Image (включён), Media (включён), CKEditor Media (включён), Text (включён), Comment (включён), Fences (включён), Field UI (включён), Options (включён), Taxonomy (включён), Forum (отключён), Field translation (включён), Taxonomy translation (отключён), Multilingual forum (отключён), Image crop (включён), List (включён), Media Internet Sources (отключён), Number (включён), SmartCrop (включён), Tracker (отключён), XML sitemap taxonomy (включён)</text:p>
            <text:section text:style-name="Sect1" text:name="ctools-button-33">
              <text:list text:style-name="L14">
                <text:list-header>
                  <text:p text:style-name="P17"><text:a xlink:type="simple" xlink:href="http://foto000.su/admin/help/field_sql_storage">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ield translation</text:span><text:line-break/>(i18n_field)</text:p>
          </table:table-cell>
          <table:table-cell table:style-name="Table1.A1" office:value-type="string">
            <text:p text:style-name="Table_20_Contents">7.x-1.10</text:p>
          </table:table-cell>
          <table:table-cell table:style-name="Table1.A1" office:value-type="string">
            <text:p text:style-name="Table_20_Contents">Translate field properties</text:p>
            <text:p text:style-name="Table_20_Contents">Требуется: Field (включён), Field SQL storage (включён), String translation (включён), Locale (включён), Internationalization (включён), Variable (включён)</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Field UI</text:span><text:line-break/>(field_ui)</text:p>
          </table:table-cell>
          <table:table-cell table:style-name="Table1.A1" office:value-type="string">
            <text:p text:style-name="Table_20_Contents">7.26</text:p>
          </table:table-cell>
          <table:table-cell table:style-name="Table1.A1" office:value-type="string">
            <text:p text:style-name="Table_20_Contents">Интерфейс для модуля Field API.</text:p>
            <text:p text:style-name="Table_20_Contents">Требуется: Field (включён), Field SQL storage (включён)</text:p>
            <text:section text:style-name="Sect1" text:name="ctools-button-34">
              <text:list text:style-name="L15">
                <text:list-header>
                  <text:p text:style-name="P18"><text:a xlink:type="simple" xlink:href="http://foto000.su/admin/help/field_ui">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ield</text:span><text:line-break/>(field)</text:p>
          </table:table-cell>
          <table:table-cell table:style-name="Table1.A1" office:value-type="string">
            <text:p text:style-name="Table_20_Contents">7.26</text:p>
          </table:table-cell>
          <table:table-cell table:style-name="Table1.A1" office:value-type="string">
            <text:p text:style-name="Table_20_Contents">Field API для добавления полей различным объектам.</text:p>
            <text:p text:style-name="Table_20_Contents">Требуется: Field SQL storage (включён), Field (включён)</text:p>
            <text:p text:style-name="Table_20_Contents">Требуемое для: Drupal, Field SQL storage (включён), Field (включён), File entity (включён), File (включён), Image (включён), Media (включён), CKEditor Media (включён), Text (включён), Comment (включён), Fences (включён), Field UI (включён), Options (включён), Taxonomy (включён), Forum (отключён), Field translation (включён), Taxonomy translation (отключён), Multilingual forum (отключён), Image crop (включён), List (включён), Media Internet Sources (отключён), Number (включён), SmartCrop (включён), Tracker (отключён), XML sitemap taxonomy (включён)</text:p>
            <text:section text:style-name="Sect1" text:name="ctools-button-32">
              <text:list text:style-name="L16">
                <text:list-header>
                  <text:p text:style-name="P19"><text:a xlink:type="simple" xlink:href="http://foto000.su/admin/help/field">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ile entity</text:span><text:line-break/>(file_entity)</text:p>
          </table:table-cell>
          <table:table-cell table:style-name="Table1.A1" office:value-type="string">
            <text:p text:style-name="Table_20_Contents">7.x-1.4</text:p>
          </table:table-cell>
          <table:table-cell table:style-name="Table1.A1" office:value-type="string">
            <text:p text:style-name="Table_20_Contents">Extends Drupal file entities to be fieldable and viewable.</text:p>
            <text:p text:style-name="Table_20_Contents">Требуется: Field (включён), Field SQL storage (включён), Chaos tools (включён)</text:p>
            <text:p text:style-name="Table_20_Contents">Требуемое для: Media (включён), CKEditor Media (включён), Media Internet Sources (отключён)</text:p>
            <text:section text:style-name="Sect1" text:name="ctools-button-24">
              <text:list text:style-name="L17">
                <text:list-header>
                  <text:p text:style-name="P20"><text:a xlink:type="simple" xlink:href="http://foto000.su/admin/config/media/file-type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ile</text:span><text:line-break/>(file)</text:p>
          </table:table-cell>
          <table:table-cell table:style-name="Table1.A1" office:value-type="string">
            <text:p text:style-name="Table_20_Contents">7.26</text:p>
          </table:table-cell>
          <table:table-cell table:style-name="Table1.A1" office:value-type="string">
            <text:p text:style-name="Table_20_Contents">Определяет тип файлового поля.</text:p>
            <text:p text:style-name="Table_20_Contents">Требуется: Field (включён), Field SQL storage (включён)</text:p>
            <text:p text:style-name="Table_20_Contents">Требуемое для: Image (включён), Media (включён), CKEditor Media (включён), Image crop (включён), Media Internet Sources (отключён), SmartCrop (включён)</text:p>
            <text:section text:style-name="Sect1" text:name="ctools-button-35">
              <text:list text:style-name="L18">
                <text:list-header>
                  <text:p text:style-name="P21"><text:a xlink:type="simple" xlink:href="http://foto000.su/admin/help/file">Справка</text:a> </text:p>
                </text:list-header>
              </text:list>
            </text:section>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Filter</text:span><text:line-break/>(filter)</text:p>
          </table:table-cell>
          <table:table-cell table:style-name="Table1.A1" office:value-type="string">
            <text:p text:style-name="Table_20_Contents">7.26</text:p>
          </table:table-cell>
          <table:table-cell table:style-name="Table1.A1" office:value-type="string">
            <text:p text:style-name="Table_20_Contents">Фильтры содержимого в рамках подготовки к отображению.</text:p>
            <text:p text:style-name="Table_20_Contents">Требуемое для: Drupal</text:p>
            <text:section text:style-name="Sect1" text:name="ctools-button-36">
              <text:p text:style-name="P3"><text:a xlink:type="simple" xlink:href="http://foto000.su/admin/modules#">Действия</text:a></text:p>
              <text:list text:style-name="L19">
                <text:list-header>
                  <text:p text:style-name="P22"><text:a xlink:type="simple" xlink:href="http://foto000.su/admin/config/content/format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orm builder examples</text:span><text:line-break/>(form_builder_examples)</text:p>
          </table:table-cell>
          <table:table-cell table:style-name="Table1.A1" office:value-type="string">
            <text:p text:style-name="Table_20_Contents">7.x-1.4</text:p>
          </table:table-cell>
          <table:table-cell table:style-name="Table1.A1" office:value-type="string">
            <text:p text:style-name="Table_20_Contents">Form builder support for CCK, Webform, and Profile modules.</text:p>
            <text:p text:style-name="Table_20_Contents">Требуется: Form builder (включён), Options element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orm builder Webform UI</text:span><text:line-break/>(form_builder_webform)</text:p>
          </table:table-cell>
          <table:table-cell table:style-name="Table1.A1" office:value-type="string">
            <text:p text:style-name="Table_20_Contents">7.x-1.4</text:p>
          </table:table-cell>
          <table:table-cell table:style-name="Table1.A1" office:value-type="string">
            <text:p text:style-name="Table_20_Contents">Form builder integration for the Webform module.</text:p>
            <text:p text:style-name="Table_20_Contents">Требуется: Form builder (включён), Options element (включён), Webform (отсутствует)</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orm builder</text:span><text:line-break/>(form_builder)</text:p>
          </table:table-cell>
          <table:table-cell table:style-name="Table1.A1" office:value-type="string">
            <text:p text:style-name="Table_20_Contents">7.x-1.4</text:p>
          </table:table-cell>
          <table:table-cell table:style-name="Table1.A1" office:value-type="string">
            <text:p text:style-name="Table_20_Contents">Form building framework.</text:p>
            <text:p text:style-name="Table_20_Contents">Требуется: Options element (включён)</text:p>
            <text:p text:style-name="Table_20_Contents">Требуемое для: Form builder examples (отключён), Form builder Webform UI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Forum</text:span><text:line-break/>(forum)</text:p>
          </table:table-cell>
          <table:table-cell table:style-name="Table1.A1" office:value-type="string">
            <text:p text:style-name="Table_20_Contents">7.26</text:p>
          </table:table-cell>
          <table:table-cell table:style-name="Table1.A1" office:value-type="string">
            <text:p text:style-name="Table_20_Contents">Предоставлять форумы для обсуждения.</text:p>
            <text:p text:style-name="Table_20_Contents">Требуется: Taxonomy (включён), Options (включён), Field (включён), Field SQL storage (включён), Comment (включён), Text (включён)</text:p>
            <text:p text:style-name="Table_20_Contents">Требуемое для: Multilingual forum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Help</text:span><text:line-break/>(help)</text:p>
          </table:table-cell>
          <table:table-cell table:style-name="Table1.A1" office:value-type="string">
            <text:p text:style-name="Table_20_Contents">7.26</text:p>
          </table:table-cell>
          <table:table-cell table:style-name="Table1.A1" office:value-type="string">
            <text:p text:style-name="Table_20_Contents">Управляет показом онлайновой справки.</text:p>
            <text:section text:style-name="Sect1" text:name="ctools-button-37">
              <text:list text:style-name="L20">
                <text:list-header>
                  <text:p text:style-name="P23"><text:a xlink:type="simple" xlink:href="http://foto000.su/admin/help/help">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Image crop</text:span><text:line-break/>(imagefield_crop)</text:p>
          </table:table-cell>
          <table:table-cell table:style-name="Table1.A1" office:value-type="string">
            <text:p text:style-name="Table_20_Contents">7.x-1.1</text:p>
          </table:table-cell>
          <table:table-cell table:style-name="Table1.A1" office:value-type="string">
            <text:p text:style-name="Table_20_Contents">Add cropping ability to images using javascript</text:p>
            <text:p text:style-name="Table_20_Contents">Требуется: Image (включён), File (включён), Field (включён), Field SQL storage (включён)</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Image</text:span><text:line-break/>(image)</text:p>
          </table:table-cell>
          <table:table-cell table:style-name="Table1.A1" office:value-type="string">
            <text:p text:style-name="Table_20_Contents">7.26</text:p>
          </table:table-cell>
          <table:table-cell table:style-name="Table1.A1" office:value-type="string">
            <text:p text:style-name="Table_20_Contents">Инструменты для обработки изображений.</text:p>
            <text:p text:style-name="Table_20_Contents">Требуется: File (включён), Field (включён), Field SQL storage (включён)</text:p>
            <text:p text:style-name="Table_20_Contents">Требуемое для: Drupal (Поле типа используется - смотри <text:a xlink:type="simple" xlink:href="http://foto000.su/admin/reports/fields">Список полей</text:a>), Media (включён), CKEditor Media (включён), Image crop (включён), Media Internet Sources (отключён), SmartCrop (включён)</text:p>
            <text:section text:style-name="Sect1" text:name="ctools-button-38">
              <text:p text:style-name="P3"><text:a xlink:type="simple" xlink:href="http://foto000.su/admin/modules#">Действия</text:a></text:p>
              <text:list text:style-name="L21">
                <text:list-header>
                  <text:p text:style-name="P24"><text:a xlink:type="simple" xlink:href="http://foto000.su/admin/config/media/image-style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Internationalization</text:span><text:line-break/>(i18n)</text:p>
          </table:table-cell>
          <table:table-cell table:style-name="Table1.A1" office:value-type="string">
            <text:p text:style-name="Table_20_Contents">7.x-1.10</text:p>
          </table:table-cell>
          <table:table-cell table:style-name="Table1.A1" office:value-type="string">
            <text:p text:style-name="Table_20_Contents">Extends Drupal support for multilingual features.</text:p>
            <text:p text:style-name="Table_20_Contents">Требуется: Locale (включён), Variable (включён)</text:p>
            <text:p text:style-name="Table_20_Contents">Требуемое для: String translation (включён), Translation sets (включён), Menu translation (включён), Entity Translation Menu (отключён), Block languages (отключён), Contact translation (отключён), Field translation (включён), Taxonomy translation (отключён), Multilingual content (отключён), Multilingual forum (отключён), Path translation (отключён), Translation redirect (отключён), Multilingual select (отключён), Synchronize translations (отключён), Variable translation (отключён), User mail translation (отключён), XML sitemap internationalization (отключён)</text:p>
            <text:section text:style-name="Sect1" text:name="ctools-button-4">
              <text:p text:style-name="P3"><text:a xlink:type="simple" xlink:href="http://foto000.su/admin/modules#">Действия</text:a></text:p>
              <text:list text:style-name="L22">
                <text:list-header>
                  <text:p text:style-name="P25"><text:a xlink:type="simple" xlink:href="http://foto000.su/admin/config/regional/i18n">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Libraries</text:span><text:line-break/>(libraries)</text:p>
          </table:table-cell>
          <table:table-cell table:style-name="Table1.A1" office:value-type="string">
            <text:p text:style-name="Table_20_Contents">7.x-2.2</text:p>
          </table:table-cell>
          <table:table-cell table:style-name="Table1.A1" office:value-type="string">
            <text:p text:style-name="Table_20_Contents">Allows version-dependent and shared usage of external libraries.</text:p>
            <text:p text:style-name="Table_20_Contents">Требуется: System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List</text:span><text:line-break/>(list)</text:p>
          </table:table-cell>
          <table:table-cell table:style-name="Table1.A1" office:value-type="string">
            <text:p text:style-name="Table_20_Contents">7.26</text:p>
          </table:table-cell>
          <table:table-cell table:style-name="Table1.A1" office:value-type="string">
            <text:p text:style-name="Table_20_Contents">Тип поля — список.</text:p>
            <text:p text:style-name="Table_20_Contents">Требуется: Field (включён), Field SQL storage (включён), Options (включён)</text:p>
            <text:section text:style-name="Sect1" text:name="ctools-button-39">
              <text:list text:style-name="L23">
                <text:list-header>
                  <text:p text:style-name="P26"><text:a xlink:type="simple" xlink:href="http://foto000.su/admin/help/list">Справка</text:a> </text:p>
                </text:list-header>
              </text:list>
            </text:section>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Locale</text:span><text:line-break/>(locale)</text:p>
          </table:table-cell>
          <table:table-cell table:style-name="Table1.A1" office:value-type="string">
            <text:p text:style-name="Table_20_Contents">7.26</text:p>
          </table:table-cell>
          <table:table-cell table:style-name="Table1.A1" office:value-type="string">
            <text:p text:style-name="Table_20_Contents">Добавляет поддержу языков и позволяет переводить пользовательский интерфейс на языки отличные от английского.</text:p>
            <text:p text:style-name="Table_20_Contents">Требуемое для: Internationalization (включён), String translation (включён), Entity Translation (включён), Translation sets (включён), Menu translation (включён), Entity Translation Menu (отключён), Entity Translation Upgrade (отключён), Block languages (отключён), Contact translation (отключён), Field translation (включён), Taxonomy translation (отключён), Content translation (отключён), Multilingual content (отключён), Multilingual forum (отключён), Path translation (отключён), Translation redirect (отключён), Multilingual select (отключён), Synchronize translations (отключён), Variable translation (отключён), User mail translation (отключён), Localization update (включён), XML sitemap internationalization (отключён)</text:p>
            <text:section text:style-name="Sect1" text:name="ctools-button-40">
              <text:p text:style-name="P3"><text:a xlink:type="simple" xlink:href="http://foto000.su/admin/modules#">Действия</text:a></text:p>
              <text:list text:style-name="L24">
                <text:list-header>
                  <text:p text:style-name="P27"><text:a xlink:type="simple" xlink:href="http://foto000.su/admin/config/regional/language">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Localization update</text:span><text:line-break/>(l10n_update)</text:p>
          </table:table-cell>
          <table:table-cell table:style-name="Table1.A1" office:value-type="string">
            <text:p text:style-name="Table_20_Contents">7.x-1.0-rc2</text:p>
          </table:table-cell>
          <table:table-cell table:style-name="Table1.A1" office:value-type="string">
            <text:p text:style-name="Table_20_Contents">Provides automatic downloads and updates for translations.</text:p>
            <text:p text:style-name="Table_20_Contents">Требуется: Loca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dia Internet Sources</text:span><text:line-break/>(media_internet)</text:p>
          </table:table-cell>
          <table:table-cell table:style-name="Table1.A1" office:value-type="string">
            <text:p text:style-name="Table_20_Contents">7.x-1.4</text:p>
          </table:table-cell>
          <table:table-cell table:style-name="Table1.A1" office:value-type="string">
            <text:p text:style-name="Table_20_Contents">Provides an API for accessing media on various internet services</text:p>
            <text:p text:style-name="Table_20_Contents">Требуется: Media (включён), File entity (включён), Field (включён), Field SQL storage (включён), Chaos tools (включён), Image (включён), Fi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dia</text:span><text:line-break/>(media)</text:p>
          </table:table-cell>
          <table:table-cell table:style-name="Table1.A1" office:value-type="string">
            <text:p text:style-name="Table_20_Contents">7.x-1.4</text:p>
          </table:table-cell>
          <table:table-cell table:style-name="Table1.A1" office:value-type="string">
            <text:p text:style-name="Table_20_Contents">Provides the core Media API</text:p>
            <text:p text:style-name="Table_20_Contents">Требуется: File entity (включён), Field (включён), Field SQL storage (включён), Chaos tools (включён), Image (включён), File (включён)</text:p>
            <text:p text:style-name="Table_20_Contents">Требуемое для: CKEditor Media (включён), Media Internet Sources (отключён)</text:p>
            <text:section text:style-name="Sect1" text:name="ctools-button-25">
              <text:p text:style-name="P3"><text:a xlink:type="simple" xlink:href="http://foto000.su/admin/modules#">Действия</text:a></text:p>
              <text:list text:style-name="L25">
                <text:list-header>
                  <text:p text:style-name="P28"><text:a xlink:type="simple" xlink:href="http://foto000.su/admin/config/media/browser">Настройки</text:a> </text:p>
                </text:list-header>
              </text:list>
            </text:section>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Menu translation</text:span><text:line-break/>(i18n_menu)</text:p>
          </table:table-cell>
          <table:table-cell table:style-name="Table1.A1" office:value-type="string">
            <text:p text:style-name="Table_20_Contents">7.x-1.10</text:p>
          </table:table-cell>
          <table:table-cell table:style-name="Table1.A1" office:value-type="string">
            <text:p text:style-name="Table_20_Contents">Supports translatable custom menu items.</text:p>
            <text:p text:style-name="Table_20_Contents">Требуется: Internationalization (включён), Locale (включён), Variable (включён), Menu (включён), String translation (включён), Translation sets (включён)</text:p>
            <text:p text:style-name="Table_20_Contents">Требуемое для: Entity Translation Menu (отключён)</text:p>
            <text:section text:style-name="Sect1" text:name="ctools-button-5">
              <text:list text:style-name="L26">
                <text:list-header>
                  <text:p text:style-name="P29"><text:a xlink:type="simple" xlink:href="http://foto000.su/admin/help/i18n_menu">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nu</text:span><text:line-break/>(menu)</text:p>
          </table:table-cell>
          <table:table-cell table:style-name="Table1.A1" office:value-type="string">
            <text:p text:style-name="Table_20_Contents">7.26</text:p>
          </table:table-cell>
          <table:table-cell table:style-name="Table1.A1" office:value-type="string">
            <text:p text:style-name="Table_20_Contents">Позволяет администраторам настраивать меню на сайте.</text:p>
            <text:p text:style-name="Table_20_Contents">Требуемое для: Coffee (включён), Menu translation (включён), Entity Translation Menu (отключён), XML sitemap menu (включён)</text:p>
            <text:section text:style-name="Sect1" text:name="ctools-button-41">
              <text:p text:style-name="P3"><text:a xlink:type="simple" xlink:href="http://foto000.su/admin/modules#">Действия</text:a></text:p>
              <text:list text:style-name="L27">
                <text:list-header>
                  <text:p text:style-name="P30"><text:a xlink:type="simple" xlink:href="http://foto000.su/admin/structure/menu">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text:span><text:line-break/>(metatag)</text:p>
          </table:table-cell>
          <table:table-cell table:style-name="Table1.A1" office:value-type="string">
            <text:p text:style-name="Table_20_Contents">7.x-1.0-beta9</text:p>
          </table:table-cell>
          <table:table-cell table:style-name="Table1.A1" office:value-type="string">
            <text:p text:style-name="Table_20_Contents">Adds support and an API to implement meta tags.</text:p>
            <text:p text:style-name="Table_20_Contents">Требуется: System (включён), Chaos tools (включён), Token (включён)</text:p>
            <text:p text:style-name="Table_20_Contents">Требуемое для: Metatag: Context (отключён), Metatag: Dublin Core (отключён), Metatag:Devel (отключён), Metatag: Open Graph (отключён), Metatag: Panels (отключён), Metatag: Twitter Cards (отключён), Metatag: Views (отключён)</text:p>
            <text:section text:style-name="Sect1" text:name="ctools-button-14">
              <text:p text:style-name="P3"><text:a xlink:type="simple" xlink:href="http://foto000.su/admin/modules#">Действия</text:a></text:p>
              <text:list text:style-name="L28">
                <text:list-header>
                  <text:p text:style-name="P31"><text:a xlink:type="simple" xlink:href="http://foto000.su/admin/config/search/metatag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 Context</text:span><text:line-break/>(metatag_context)</text:p>
          </table:table-cell>
          <table:table-cell table:style-name="Table1.A1" office:value-type="string">
            <text:p text:style-name="Table_20_Contents">7.x-1.0-beta9</text:p>
          </table:table-cell>
          <table:table-cell table:style-name="Table1.A1" office:value-type="string">
            <text:p text:style-name="Table_20_Contents">Assigned Metatag using Context definitions, allowing them to be assigned by path and other criteria.</text:p>
            <text:p text:style-name="Table_20_Contents">Требуется: Context (отсутствует), Metatag (включён), System (включён), Chaos tools (включён), Token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 Dublin Core</text:span><text:line-break/>(metatag_dc)</text:p>
          </table:table-cell>
          <table:table-cell table:style-name="Table1.A1" office:value-type="string">
            <text:p text:style-name="Table_20_Contents">7.x-1.0-beta9</text:p>
          </table:table-cell>
          <table:table-cell table:style-name="Table1.A1" office:value-type="string">
            <text:p text:style-name="Table_20_Contents">Provides the fifteen <text:a xlink:type="simple" xlink:href="http://dublincore.org/documents/dces/">Dublin Core Metadata Element Set 1.1</text:a> meta tags from the <text:a xlink:type="simple" xlink:href="http://dublincore.org/">Dublin Core Metadata Institute</text:a>.</text:p>
            <text:p text:style-name="Table_20_Contents">Требуется: Metatag (включён), System (включён), Chaos tools (включён), Token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 Open Graph</text:span><text:line-break/>(metatag_opengraph)</text:p>
          </table:table-cell>
          <table:table-cell table:style-name="Table1.A1" office:value-type="string">
            <text:p text:style-name="Table_20_Contents">7.x-1.0-beta9</text:p>
          </table:table-cell>
          <table:table-cell table:style-name="Table1.A1" office:value-type="string">
            <text:p text:style-name="Table_20_Contents">Provides support for open graph meta tags.</text:p>
            <text:p text:style-name="Table_20_Contents">Требуется: Metatag (включён), System (включён), Chaos tools (включён), <text:soft-page-break/>Token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 Panels</text:span><text:line-break/>(metatag_panels)</text:p>
          </table:table-cell>
          <table:table-cell table:style-name="Table1.A1" office:value-type="string">
            <text:p text:style-name="Table_20_Contents">7.x-1.0-beta9</text:p>
          </table:table-cell>
          <table:table-cell table:style-name="Table1.A1" office:value-type="string">
            <text:p text:style-name="Table_20_Contents">Provides Metatag integration within the Panels interface.</text:p>
            <text:p text:style-name="Table_20_Contents">Требуется: Chaos tools (включён), Metatag (включён), System (включён), Token (включён), Panels (отсутствует)</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 Twitter Cards</text:span><text:line-break/>(metatag_twitter_cards)</text:p>
          </table:table-cell>
          <table:table-cell table:style-name="Table1.A1" office:value-type="string">
            <text:p text:style-name="Table_20_Contents">7.x-1.0-beta9</text:p>
          </table:table-cell>
          <table:table-cell table:style-name="Table1.A1" office:value-type="string">
            <text:p text:style-name="Table_20_Contents">Provides support for Twitter's Card meta tags.</text:p>
            <text:p text:style-name="Table_20_Contents">Требуется: Metatag (включён), System (включён), Chaos tools (включён), Token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 Views</text:span><text:line-break/>(metatag_views)</text:p>
          </table:table-cell>
          <table:table-cell table:style-name="Table1.A1" office:value-type="string">
            <text:p text:style-name="Table_20_Contents">7.x-1.0-beta9</text:p>
          </table:table-cell>
          <table:table-cell table:style-name="Table1.A1" office:value-type="string">
            <text:p text:style-name="Table_20_Contents">Provides Metatag integration within the Views interface.</text:p>
            <text:p text:style-name="Table_20_Contents">Требуется: Metatag (включён), System (включён), Chaos tools (включён), Token (включён), View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etatag:Devel</text:span><text:line-break/>(metatag_devel)</text:p>
          </table:table-cell>
          <table:table-cell table:style-name="Table1.A1" office:value-type="string">
            <text:p text:style-name="Table_20_Contents">7.x-1.0-beta9</text:p>
          </table:table-cell>
          <table:table-cell table:style-name="Table1.A1" office:value-type="string">
            <text:p text:style-name="Table_20_Contents">Provides development / debugging functionality for the Metatag module. Integrates with Devel Generate.</text:p>
            <text:p text:style-name="Table_20_Contents">Требуется: Metatag (включён), System (включён), Chaos tools (включён), Token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odule filter</text:span><text:line-break/>(module_filter)</text:p>
          </table:table-cell>
          <table:table-cell table:style-name="Table1.A1" office:value-type="string">
            <text:p text:style-name="Table_20_Contents">7.x-2.0-alpha2</text:p>
          </table:table-cell>
          <table:table-cell table:style-name="Table1.A1" office:value-type="string">
            <text:p text:style-name="Table_20_Contents">Filter the modules list.</text:p>
            <text:section text:style-name="Sect1" text:name="ctools-button-22">
              <text:p text:style-name="P3"><text:a xlink:type="simple" xlink:href="http://foto000.su/admin/modules#">Действия</text:a></text:p>
              <text:list text:style-name="L29">
                <text:list-header>
                  <text:p text:style-name="P32"><text:a xlink:type="simple" xlink:href="http://foto000.su/admin/config/user-interface/modulefilter">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ultilingual content</text:span><text:line-break/>(i18n_node)</text:p>
          </table:table-cell>
          <table:table-cell table:style-name="Table1.A1" office:value-type="string">
            <text:p text:style-name="Table_20_Contents">7.x-1.10</text:p>
          </table:table-cell>
          <table:table-cell table:style-name="Table1.A1" office:value-type="string">
            <text:p text:style-name="Table_20_Contents">Extended node options for multilingual content</text:p>
            <text:p text:style-name="Table_20_Contents">Требуется: Content translation (отключён), Locale (включён), Internationalization (включён), Variable (включён), String translation (включён)</text:p>
            <text:p text:style-name="Table_20_Contents">Требуемое для: Multilingual forum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ultilingual forum</text:span><text:line-break/>(i18n_forum)</text:p>
          </table:table-cell>
          <table:table-cell table:style-name="Table1.A1" office:value-type="string">
            <text:p text:style-name="Table_20_Contents">7.x-1.10</text:p>
          </table:table-cell>
          <table:table-cell table:style-name="Table1.A1" office:value-type="string">
            <text:p text:style-name="Table_20_Contents">Enables multilingual forum, translates names and containers.</text:p>
            <text:p text:style-name="Table_20_Contents">Требуется: Forum (отключён), Taxonomy (включён), Options (включён), Field (включён), Field SQL storage (включён), Comment (включён), Text (включён), Taxonomy translation (отключён), String translation (включён), Locale (включён), Internationalization (включён), Variable (включён), Translation sets (включён), Multilingual content (отключён), Content translation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Multilingual select</text:span><text:line-break/>(i18n_select)</text:p>
          </table:table-cell>
          <table:table-cell table:style-name="Table1.A1" office:value-type="string">
            <text:p text:style-name="Table_20_Contents">7.x-1.10</text:p>
          </table:table-cell>
          <table:table-cell table:style-name="Table1.A1" office:value-type="string">
            <text:p text:style-name="Table_20_Contents">API module for multilingual content selection</text:p>
            <text:p text:style-name="Table_20_Contents"><text:soft-page-break/>Требуется: Internationalization (включён), Locale (включён), Variab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Node</text:span><text:line-break/>(node)</text:p>
          </table:table-cell>
          <table:table-cell table:style-name="Table1.A1" office:value-type="string">
            <text:p text:style-name="Table_20_Contents">7.26</text:p>
          </table:table-cell>
          <table:table-cell table:style-name="Table1.A1" office:value-type="string">
            <text:p text:style-name="Table_20_Contents">Позволяет добавлять материалы и отображать их на страницах сайта.</text:p>
            <text:p text:style-name="Table_20_Contents">Требуемое для: Drupal</text:p>
            <text:section text:style-name="Sect1" text:name="ctools-button-42">
              <text:p text:style-name="P3"><text:a xlink:type="simple" xlink:href="http://foto000.su/admin/modules#">Действия</text:a></text:p>
              <text:list text:style-name="L30">
                <text:list-header>
                  <text:p text:style-name="P33"><text:a xlink:type="simple" xlink:href="http://foto000.su/admin/structure/type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Number</text:span><text:line-break/>(number)</text:p>
          </table:table-cell>
          <table:table-cell table:style-name="Table1.A1" office:value-type="string">
            <text:p text:style-name="Table_20_Contents">7.26</text:p>
          </table:table-cell>
          <table:table-cell table:style-name="Table1.A1" office:value-type="string">
            <text:p text:style-name="Table_20_Contents">Определяет числовые поля.</text:p>
            <text:p text:style-name="Table_20_Contents">Требуется: Field (включён), Field SQL storage (включён)</text:p>
            <text:section text:style-name="Sect1" text:name="ctools-button-43">
              <text:list text:style-name="L31">
                <text:list-header>
                  <text:p text:style-name="P34"><text:a xlink:type="simple" xlink:href="http://foto000.su/admin/help/number">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OpenID</text:span><text:line-break/>(openid)</text:p>
          </table:table-cell>
          <table:table-cell table:style-name="Table1.A1" office:value-type="string">
            <text:p text:style-name="Table_20_Contents">7.26</text:p>
          </table:table-cell>
          <table:table-cell table:style-name="Table1.A1" office:value-type="string">
            <text:p text:style-name="Table_20_Contents">Позволяет входить на ваш сайт по OpenID.</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Options element</text:span><text:line-break/>(options_element)</text:p>
          </table:table-cell>
          <table:table-cell table:style-name="Table1.A1" office:value-type="string">
            <text:p text:style-name="Table_20_Contents">7.x-1.10</text:p>
          </table:table-cell>
          <table:table-cell table:style-name="Table1.A1" office:value-type="string">
            <text:p text:style-name="Table_20_Contents">A custom form element for entering the options in select lists, radios, or checkboxes.</text:p>
            <text:p text:style-name="Table_20_Contents">Требуемое для: Form builder (включён), Form builder examples (отключён), Form builder Webform UI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Options</text:span><text:line-break/>(options)</text:p>
          </table:table-cell>
          <table:table-cell table:style-name="Table1.A1" office:value-type="string">
            <text:p text:style-name="Table_20_Contents">7.26</text:p>
          </table:table-cell>
          <table:table-cell table:style-name="Table1.A1" office:value-type="string">
            <text:p text:style-name="Table_20_Contents">Определяет виджеты (интерфейс) выпадающего списка, списка выбора, флажков и радио-кнопок для текстовых и числовых полей.</text:p>
            <text:p text:style-name="Table_20_Contents">Требуется: Field (включён), Field SQL storage (включён)</text:p>
            <text:p text:style-name="Table_20_Contents">Требуемое для: Taxonomy (включён), Forum (отключён), Taxonomy translation (отключён), Multilingual forum (отключён), List (включён), XML sitemap taxonomy (включён)</text:p>
            <text:section text:style-name="Sect1" text:name="ctools-button-44">
              <text:list text:style-name="L32">
                <text:list-header>
                  <text:p text:style-name="P35"><text:a xlink:type="simple" xlink:href="http://foto000.su/admin/help/options">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Overlay</text:span><text:line-break/>(overlay)</text:p>
          </table:table-cell>
          <table:table-cell table:style-name="Table1.A1" office:value-type="string">
            <text:p text:style-name="Table_20_Contents">7.26</text:p>
          </table:table-cell>
          <table:table-cell table:style-name="Table1.A1" office:value-type="string">
            <text:p text:style-name="Table_20_Contents">Вывод интерфейса в накладываемом поверх страницы слое.</text:p>
            <text:section text:style-name="Sect1" text:name="ctools-button-45">
              <text:p text:style-name="P3"><text:a xlink:type="simple" xlink:href="http://foto000.su/admin/modules#">Действия</text:a></text:p>
              <text:list text:style-name="L33">
                <text:list-header>
                  <text:p text:style-name="P36"><text:a xlink:type="simple" xlink:href="http://foto000.su/admin/people/permissions">Разрешения</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Page manager</text:span><text:line-break/>(page_manager)</text:p>
          </table:table-cell>
          <table:table-cell table:style-name="Table1.A1" office:value-type="string">
            <text:p text:style-name="Table_20_Contents">7.x-1.4</text:p>
          </table:table-cell>
          <table:table-cell table:style-name="Table1.A1" office:value-type="string">
            <text:p text:style-name="Table_20_Contents">Provides a UI and API to manage pages within the site.</text:p>
            <text:p text:style-name="Table_20_Contents">Требуется: Chaos tools (включён)</text:p>
            <text:p text:style-name="Table_20_Contents">Требуемое для: Chaos Tools (CTools) Plugin Example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Path translation</text:span><text:line-break/>(i18n_path)</text:p>
          </table:table-cell>
          <table:table-cell table:style-name="Table1.A1" office:value-type="string">
            <text:p text:style-name="Table_20_Contents">7.x-1.10</text:p>
          </table:table-cell>
          <table:table-cell table:style-name="Table1.A1" office:value-type="string">
            <text:p text:style-name="Table_20_Contents">Define translations for generic paths</text:p>
            <text:p text:style-name="Table_20_Contents">Требуется: Translation sets (включён), Internationalization (включён), Locale <text:soft-page-break/>(включён), Variab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Path</text:span><text:line-break/>(path)</text:p>
          </table:table-cell>
          <table:table-cell table:style-name="Table1.A1" office:value-type="string">
            <text:p text:style-name="Table_20_Contents">7.26</text:p>
          </table:table-cell>
          <table:table-cell table:style-name="Table1.A1" office:value-type="string">
            <text:p text:style-name="Table_20_Contents">Позволяет переименовывать ссылки.</text:p>
            <text:p text:style-name="Table_20_Contents">Требуемое для: Pathauto (включён)</text:p>
            <text:section text:style-name="Sect1" text:name="ctools-button-46">
              <text:p text:style-name="P3"><text:a xlink:type="simple" xlink:href="http://foto000.su/admin/modules#">Действия</text:a></text:p>
              <text:list text:style-name="L34">
                <text:list-header>
                  <text:p text:style-name="P37"><text:a xlink:type="simple" xlink:href="http://foto000.su/admin/config/search/path">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Pathauto</text:span><text:line-break/>(pathauto)</text:p>
          </table:table-cell>
          <table:table-cell table:style-name="Table1.A1" office:value-type="string">
            <text:p text:style-name="Table_20_Contents">7.x-1.2</text:p>
          </table:table-cell>
          <table:table-cell table:style-name="Table1.A1" office:value-type="string">
            <text:p text:style-name="Table_20_Contents">Provides a mechanism for modules to automatically generate aliases for the content they manage.</text:p>
            <text:p text:style-name="Table_20_Contents">Требуется: Path (включён), Token (включён)</text:p>
            <text:section text:style-name="Sect1" text:name="ctools-button-9">
              <text:p text:style-name="P3"><text:a xlink:type="simple" xlink:href="http://foto000.su/admin/modules#">Действия</text:a></text:p>
              <text:list text:style-name="L35">
                <text:list-header>
                  <text:p text:style-name="P38"><text:a xlink:type="simple" xlink:href="http://foto000.su/admin/config/search/path/pattern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PHP filter</text:span><text:line-break/>(php)</text:p>
          </table:table-cell>
          <table:table-cell table:style-name="Table1.A1" office:value-type="string">
            <text:p text:style-name="Table_20_Contents">7.26</text:p>
          </table:table-cell>
          <table:table-cell table:style-name="Table1.A1" office:value-type="string">
            <text:p text:style-name="Table_20_Contents">Позволяет внедрение кода PHP на страницах.</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Poll</text:span><text:line-break/>(poll)</text:p>
          </table:table-cell>
          <table:table-cell table:style-name="Table1.A1" office:value-type="string">
            <text:p text:style-name="Table_20_Contents">7.26</text:p>
          </table:table-cell>
          <table:table-cell table:style-name="Table1.A1" office:value-type="string">
            <text:p text:style-name="Table_20_Contents">Позволяет проводить на сайте опрос по различным темам, с возможностью выбора нескольких вариантов ответа одновременно.</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RDF</text:span><text:line-break/>(rdf)</text:p>
          </table:table-cell>
          <table:table-cell table:style-name="Table1.A1" office:value-type="string">
            <text:p text:style-name="Table_20_Contents">7.26</text:p>
          </table:table-cell>
          <table:table-cell table:style-name="Table1.A1" office:value-type="string">
            <text:p text:style-name="Table_20_Contents">Дополняет материал метаданными, что позволяет другим приложениям (таким, как поисковые системы, сборщики лент) лучше распознавать связи и атрибуты материала.</text:p>
            <text:section text:style-name="Sect1" text:name="ctools-button-47">
              <text:list text:style-name="L36">
                <text:list-header>
                  <text:p text:style-name="P39"><text:a xlink:type="simple" xlink:href="http://foto000.su/admin/help/rdf">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earch 404</text:span><text:line-break/>(search404)</text:p>
          </table:table-cell>
          <table:table-cell table:style-name="Table1.A1" office:value-type="string">
            <text:p text:style-name="Table_20_Contents">7.x-1.3</text:p>
          </table:table-cell>
          <table:table-cell table:style-name="Table1.A1" office:value-type="string">
            <text:p text:style-name="Table_20_Contents">Automatically search for the keywords in URLs that result in 404 errors and show results instead of Page-Not-Found. </text:p>
            <text:p text:style-name="Table_20_Contents">Требуется: Search (включён)</text:p>
            <text:section text:style-name="Sect1" text:name="ctools-button-10">
              <text:list text:style-name="L37">
                <text:list-header>
                  <text:p text:style-name="P40"><text:a xlink:type="simple" xlink:href="http://foto000.su/admin/config/search/search404">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earch</text:span><text:line-break/>(search)</text:p>
          </table:table-cell>
          <table:table-cell table:style-name="Table1.A1" office:value-type="string">
            <text:p text:style-name="Table_20_Contents">7.26</text:p>
          </table:table-cell>
          <table:table-cell table:style-name="Table1.A1" office:value-type="string">
            <text:p text:style-name="Table_20_Contents">Позволяет проводить на сайте поиск по ключевым словам.</text:p>
            <text:p text:style-name="Table_20_Contents">Требуемое для: Search 404 (включён)</text:p>
            <text:section text:style-name="Sect1" text:name="ctools-button-48">
              <text:p text:style-name="P3"><text:a xlink:type="simple" xlink:href="http://foto000.su/admin/modules#">Действия</text:a></text:p>
              <text:list text:style-name="L38">
                <text:list-header>
                  <text:p text:style-name="P41"><text:a xlink:type="simple" xlink:href="http://foto000.su/admin/config/search/setting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EO Checklist</text:span><text:line-break/>(seo_checklist)</text:p>
          </table:table-cell>
          <table:table-cell table:style-name="Table1.A1" office:value-type="string">
            <text:p text:style-name="Table_20_Contents">7.x-4.1</text:p>
          </table:table-cell>
          <table:table-cell table:style-name="Table1.A1" office:value-type="string">
            <text:p text:style-name="Table_20_Contents">A Search Engine Optimization checklist for Drupal.</text:p>
            <text:p text:style-name="Table_20_Contents">Требуется: Checklist API (включён)</text:p>
            <text:section text:style-name="Sect1" text:name="ctools-button-15">
              <text:list text:style-name="L39">
                <text:list-header>
                  <text:p text:style-name="P42"><text:a xlink:type="simple" xlink:href="http://foto000.su/admin/config/search/seo-checklist">Настройки</text:a> </text:p>
                </text:list-header>
              </text:list>
            </text:section>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Shortcut</text:span><text:line-break/>(shortcut)</text:p>
          </table:table-cell>
          <table:table-cell table:style-name="Table1.A1" office:value-type="string">
            <text:p text:style-name="Table_20_Contents">7.26</text:p>
          </table:table-cell>
          <table:table-cell table:style-name="Table1.A1" office:value-type="string">
            <text:p text:style-name="Table_20_Contents">Позволяет пользователям управлять настраиваемыми списками ярлыков быстрого доступа.</text:p>
            <text:section text:style-name="Sect1" text:name="ctools-button-49">
              <text:p text:style-name="P3"><text:a xlink:type="simple" xlink:href="http://foto000.su/admin/modules#">Действия</text:a></text:p>
              <text:list text:style-name="L40">
                <text:list-header>
                  <text:p text:style-name="P43"><text:a xlink:type="simple" xlink:href="http://foto000.su/admin/config/user-interface/shortcut">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martCrop</text:span><text:line-break/>(smartcrop)</text:p>
          </table:table-cell>
          <table:table-cell table:style-name="Table1.A1" office:value-type="string">
            <text:p text:style-name="Table_20_Contents">7.x-1.0-beta2</text:p>
          </table:table-cell>
          <table:table-cell table:style-name="Table1.A1" office:value-type="string">
            <text:p text:style-name="Table_20_Contents">Crops low-entropy parts of the image.</text:p>
            <text:p text:style-name="Table_20_Contents">Требуется: Image (включён), File (включён), Field (включён), Field SQL storag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tatistics</text:span><text:line-break/>(statistics)</text:p>
          </table:table-cell>
          <table:table-cell table:style-name="Table1.A1" office:value-type="string">
            <text:p text:style-name="Table_20_Contents">7.26</text:p>
          </table:table-cell>
          <table:table-cell table:style-name="Table1.A1" office:value-type="string">
            <text:p text:style-name="Table_20_Contents">Журнал статистики доступа к вашему сайту.</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tring Overrides Migrate</text:span><text:line-break/>(stringoverrides_migrate)</text:p>
          </table:table-cell>
          <table:table-cell table:style-name="Table1.A1" office:value-type="string">
            <text:p text:style-name="Table_20_Contents">7.x-1.8</text:p>
          </table:table-cell>
          <table:table-cell table:style-name="Table1.A1" office:value-type="string">
            <text:p text:style-name="Table_20_Contents">Tools for importing and exporting string override settings.</text:p>
            <text:p text:style-name="Table_20_Contents">Требуется: String Override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tring Overrides</text:span><text:line-break/>(stringoverrides)</text:p>
          </table:table-cell>
          <table:table-cell table:style-name="Table1.A1" office:value-type="string">
            <text:p text:style-name="Table_20_Contents">7.x-1.8</text:p>
          </table:table-cell>
          <table:table-cell table:style-name="Table1.A1" office:value-type="string">
            <text:p text:style-name="Table_20_Contents">Provides a quick and easy way of replacing text.</text:p>
            <text:p text:style-name="Table_20_Contents">Требуемое для: String Overrides Migrate (отключён)</text:p>
            <text:section text:style-name="Sect1" text:name="ctools-button-11">
              <text:p text:style-name="P3"><text:a xlink:type="simple" xlink:href="http://foto000.su/admin/modules#">Действия</text:a></text:p>
              <text:list text:style-name="L41">
                <text:list-header>
                  <text:p text:style-name="P44"><text:a xlink:type="simple" xlink:href="http://foto000.su/admin/config/regional/stringoverride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tring translation</text:span><text:line-break/>(i18n_string)</text:p>
          </table:table-cell>
          <table:table-cell table:style-name="Table1.A1" office:value-type="string">
            <text:p text:style-name="Table_20_Contents">7.x-1.10</text:p>
          </table:table-cell>
          <table:table-cell table:style-name="Table1.A1" office:value-type="string">
            <text:p text:style-name="Table_20_Contents">Provides support for translation of user defined strings.</text:p>
            <text:p text:style-name="Table_20_Contents">Требуется: Locale (включён), Internationalization (включён), Variable (включён)</text:p>
            <text:p text:style-name="Table_20_Contents">Требуемое для: Menu translation (включён), Entity Translation Menu (отключён), Block languages (отключён), Contact translation (отключён), Field translation (включён), Taxonomy translation (отключён), Multilingual content (отключён), Multilingual forum (отключён)</text:p>
            <text:section text:style-name="Sect1" text:name="ctools-button-6">
              <text:p text:style-name="P3"><text:a xlink:type="simple" xlink:href="http://foto000.su/admin/modules#">Действия</text:a></text:p>
              <text:list text:style-name="L42">
                <text:list-header>
                  <text:p text:style-name="P45"><text:a xlink:type="simple" xlink:href="http://foto000.su/admin/config/regional/i18n/string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tyle guide palette</text:span><text:line-break/>(styleguide_palette)</text:p>
          </table:table-cell>
          <table:table-cell table:style-name="Table1.A1" office:value-type="string">
            <text:p text:style-name="Table_20_Contents">7.x-1.1</text:p>
          </table:table-cell>
          <table:table-cell table:style-name="Table1.A1" office:value-type="string">
            <text:p text:style-name="Table_20_Contents">Stores and displays color palettes.</text:p>
            <text:p text:style-name="Table_20_Contents">Требуется: Style guide (включён)</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Style guide</text:span><text:line-break/>(styleguide)</text:p>
          </table:table-cell>
          <table:table-cell table:style-name="Table1.A1" office:value-type="string">
            <text:p text:style-name="Table_20_Contents">7.x-1.1</text:p>
          </table:table-cell>
          <table:table-cell table:style-name="Table1.A1" office:value-type="string">
            <text:p text:style-name="Table_20_Contents">Generates a theme style guide for proofing common elements.</text:p>
            <text:p text:style-name="Table_20_Contents">Требуемое для: Style guide palette (отключён)</text:p>
            <text:section text:style-name="Sect1" text:name="ctools-button-12">
              <text:p text:style-name="P3"><text:a xlink:type="simple" xlink:href="http://foto000.su/admin/modules#">Действия</text:a></text:p>
              <text:list text:style-name="L43">
                <text:list-header>
                  <text:p text:style-name="P46"><text:a xlink:type="simple" xlink:href="http://foto000.su/admin/people/permissions">Разрешения</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tylizer</text:span><text:line-break/>(stylizer)</text:p>
          </table:table-cell>
          <table:table-cell table:style-name="Table1.A1" office:value-type="string">
            <text:p text:style-name="Table_20_Contents">7.x-1.4</text:p>
          </table:table-cell>
          <table:table-cell table:style-name="Table1.A1" office:value-type="string">
            <text:p text:style-name="Table_20_Contents">Create custom styles for applications such as Panels.</text:p>
            <text:p text:style-name="Table_20_Contents">Требуется: Chaos tools (включён), Color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ynchronize translations</text:span><text:line-break/>(i18n_sync)</text:p>
          </table:table-cell>
          <table:table-cell table:style-name="Table1.A1" office:value-type="string">
            <text:p text:style-name="Table_20_Contents">7.x-1.10</text:p>
          </table:table-cell>
          <table:table-cell table:style-name="Table1.A1" office:value-type="string">
            <text:p text:style-name="Table_20_Contents">Synchronizes taxonomy and fields accross translations of the same content.</text:p>
            <text:p text:style-name="Table_20_Contents">Требуется: Internationalization (включён), Locale (включён), Variable (включён), Content translation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yslog</text:span><text:line-break/>(syslog)</text:p>
          </table:table-cell>
          <table:table-cell table:style-name="Table1.A1" office:value-type="string">
            <text:p text:style-name="Table_20_Contents">7.26</text:p>
          </table:table-cell>
          <table:table-cell table:style-name="Table1.A1" office:value-type="string">
            <text:p text:style-name="Table_20_Contents">Регистрирует и записывает события в системный журнал.</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System</text:span><text:line-break/>(system)</text:p>
          </table:table-cell>
          <table:table-cell table:style-name="Table1.A1" office:value-type="string">
            <text:p text:style-name="Table_20_Contents">7.26</text:p>
          </table:table-cell>
          <table:table-cell table:style-name="Table1.A1" office:value-type="string">
            <text:p text:style-name="Table_20_Contents">Отображает основные настройки сайта для администраторов.</text:p>
            <text:p text:style-name="Table_20_Contents">Требуемое для: Drupal, Administration menu (включён), Administration menu Toolbar style (отключён), Libraries (включён), Metatag (включён), Metatag: Context (отключён), Metatag: Dublin Core (отключён), Metatag:Devel (отключён), Metatag: Open Graph (отключён), Metatag: Panels (отключён), Metatag: Twitter Cards (отключён), Metatag: Views (отключён), Title (включён)</text:p>
            <text:section text:style-name="Sect1" text:name="ctools-button-50">
              <text:p text:style-name="P3"><text:a xlink:type="simple" xlink:href="http://foto000.su/admin/modules#">Действия</text:a></text:p>
              <text:list text:style-name="L44">
                <text:list-header>
                  <text:p text:style-name="P47"><text:a xlink:type="simple" xlink:href="http://foto000.su/admin/config/system">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axonomy translation</text:span><text:line-break/>(i18n_taxonomy)</text:p>
          </table:table-cell>
          <table:table-cell table:style-name="Table1.A1" office:value-type="string">
            <text:p text:style-name="Table_20_Contents">7.x-1.10</text:p>
          </table:table-cell>
          <table:table-cell table:style-name="Table1.A1" office:value-type="string">
            <text:p text:style-name="Table_20_Contents">Enables multilingual taxonomy.</text:p>
            <text:p text:style-name="Table_20_Contents">Требуется: Taxonomy (включён), Options (включён), Field (включён), Field SQL storage (включён), String translation (включён), Locale (включён), Internationalization (включён), Variable (включён), Translation sets (включён)</text:p>
            <text:p text:style-name="Table_20_Contents">Требуемое для: Multilingual forum (отключён)</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text:span text:style-name="Strong_20_Emphasis">Taxonomy</text:span><text:line-break/>(taxonomy)</text:p>
          </table:table-cell>
          <table:table-cell table:style-name="Table1.A1" office:value-type="string">
            <text:p text:style-name="Table_20_Contents">7.26</text:p>
          </table:table-cell>
          <table:table-cell table:style-name="Table1.A1" office:value-type="string">
            <text:p text:style-name="Table_20_Contents">Позволяет упорядочить материалы по категориям.</text:p>
            <text:p text:style-name="Table_20_Contents">Требуется: Options (включён), Field (включён), Field SQL storage (включён)</text:p>
            <text:p text:style-name="Table_20_Contents">Требуемое для: Drupal (Поле типа используется - смотри <text:a xlink:type="simple" xlink:href="http://foto000.su/admin/reports/fields">Список полей</text:a>), Forum (отключён), Taxonomy translation (отключён), Multilingual forum (отключён), XML sitemap taxonomy (включён)</text:p>
            <text:section text:style-name="Sect1" text:name="ctools-button-51">
              <text:p text:style-name="P3"><text:a xlink:type="simple" xlink:href="http://foto000.su/admin/modules#">Действия</text:a></text:p>
              <text:list text:style-name="L45">
                <text:list-header>
                  <text:p text:style-name="P48"><text:a xlink:type="simple" xlink:href="http://foto000.su/admin/structure/taxonomy">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erm Depth access</text:span><text:line-break/>(term_depth)</text:p>
          </table:table-cell>
          <table:table-cell table:style-name="Table1.A1" office:value-type="string">
            <text:p text:style-name="Table_20_Contents">7.x-1.4</text:p>
          </table:table-cell>
          <table:table-cell table:style-name="Table1.A1" office:value-type="string">
            <text:p text:style-name="Table_20_Contents">Controls access to context based upon term depth</text:p>
            <text:p text:style-name="Table_20_Contents">Требуется: Chaos tool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esting</text:span><text:line-break/>(simpletest)</text:p>
          </table:table-cell>
          <table:table-cell table:style-name="Table1.A1" office:value-type="string">
            <text:p text:style-name="Table_20_Contents">7.26</text:p>
          </table:table-cell>
          <table:table-cell table:style-name="Table1.A1" office:value-type="string">
            <text:p text:style-name="Table_20_Contents">Система тестирования кода.</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ext</text:span><text:line-break/>(text)</text:p>
          </table:table-cell>
          <table:table-cell table:style-name="Table1.A1" office:value-type="string">
            <text:p text:style-name="Table_20_Contents">7.26</text:p>
          </table:table-cell>
          <table:table-cell table:style-name="Table1.A1" office:value-type="string">
            <text:p text:style-name="Table_20_Contents">Определяет типы полей для простого текста.</text:p>
            <text:p text:style-name="Table_20_Contents">Требуется: Field (включён), Field SQL storage (включён)</text:p>
            <text:p text:style-name="Table_20_Contents">Требуемое для: Drupal (Поле типа используется - смотри <text:a xlink:type="simple" xlink:href="http://foto000.su/admin/reports/fields">Список полей</text:a>), Comment (включён), Forum (отключён), Multilingual forum (отключён), Tracker (отключён)</text:p>
            <text:section text:style-name="Sect1" text:name="ctools-button-52">
              <text:list text:style-name="L46">
                <text:list-header>
                  <text:p text:style-name="P49"><text:a xlink:type="simple" xlink:href="http://foto000.su/admin/help/text">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itle</text:span><text:line-break/>(title)</text:p>
          </table:table-cell>
          <table:table-cell table:style-name="Table1.A1" office:value-type="string">
            <text:p text:style-name="Table_20_Contents">7.x-1.0-alpha7</text:p>
          </table:table-cell>
          <table:table-cell table:style-name="Table1.A1" office:value-type="string">
            <text:p text:style-name="Table_20_Contents">Replaces entity legacy fields with regular fields.</text:p>
            <text:p text:style-name="Table_20_Contents">Требуется: System (включён)</text:p>
            <text:section text:style-name="Sect1" text:name="ctools-button-2">
              <text:list text:style-name="L47">
                <text:list-header>
                  <text:p text:style-name="P50"><text:a xlink:type="simple" xlink:href="http://foto000.su/admin/config/content/title">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oken</text:span><text:line-break/>(token)</text:p>
          </table:table-cell>
          <table:table-cell table:style-name="Table1.A1" office:value-type="string">
            <text:p text:style-name="Table_20_Contents">7.x-1.5</text:p>
          </table:table-cell>
          <table:table-cell table:style-name="Table1.A1" office:value-type="string">
            <text:p text:style-name="Table_20_Contents">Provides a user interface for the Token API and some missing core tokens.</text:p>
            <text:p text:style-name="Table_20_Contents">Требуемое для: Metatag (включён), Metatag: Context (отключён), Metatag: Dublin Core (отключён), Metatag:Devel (отключён), Metatag: Open Graph (отключён), Metatag: Panels (отключён), Metatag: Twitter Cards (отключён), Metatag: Views (отключён), Pathauto (включён)</text:p>
            <text:section text:style-name="Sect1" text:name="ctools-button-13">
              <text:list text:style-name="L48">
                <text:list-header>
                  <text:p text:style-name="P51"><text:a xlink:type="simple" xlink:href="http://foto000.su/admin/help/token">Справка</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oolbar</text:span><text:line-break/>(toolbar)</text:p>
          </table:table-cell>
          <table:table-cell table:style-name="Table1.A1" office:value-type="string">
            <text:p text:style-name="Table_20_Contents">7.26</text:p>
          </table:table-cell>
          <table:table-cell table:style-name="Table1.A1" office:value-type="string">
            <text:p text:style-name="Table_20_Contents">Панель инструментов администратора.</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racker</text:span><text:line-break/>(tracker)</text:p>
          </table:table-cell>
          <table:table-cell table:style-name="Table1.A1" office:value-type="string">
            <text:p text:style-name="Table_20_Contents">7.26</text:p>
          </table:table-cell>
          <table:table-cell table:style-name="Table1.A1" office:value-type="string">
            <text:p text:style-name="Table_20_Contents">Включает отслеживание последнего материала для пользователей.</text:p>
            <text:p text:style-name="Table_20_Contents"><text:soft-page-break/>Требуется: Comment (включён), Text (включён), Field (включён), Field SQL storag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ranslation redirect</text:span><text:line-break/>(i18n_redirect)</text:p>
          </table:table-cell>
          <table:table-cell table:style-name="Table1.A1" office:value-type="string">
            <text:p text:style-name="Table_20_Contents">7.x-1.10</text:p>
          </table:table-cell>
          <table:table-cell table:style-name="Table1.A1" office:value-type="string">
            <text:p text:style-name="Table_20_Contents">Redirect to translated page when available. SEO for multilingual sites.</text:p>
            <text:p text:style-name="Table_20_Contents">Требуется: Internationalization (включён), Locale (включён), Variab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ranslation sets</text:span><text:line-break/>(i18n_translation)</text:p>
          </table:table-cell>
          <table:table-cell table:style-name="Table1.A1" office:value-type="string">
            <text:p text:style-name="Table_20_Contents">7.x-1.10</text:p>
          </table:table-cell>
          <table:table-cell table:style-name="Table1.A1" office:value-type="string">
            <text:p text:style-name="Table_20_Contents">Simple translation sets API for generic objects</text:p>
            <text:p text:style-name="Table_20_Contents">Требуется: Internationalization (включён), Locale (включён), Variable (включён)</text:p>
            <text:p text:style-name="Table_20_Contents">Требуемое для: Menu translation (включён), Entity Translation Menu (отключён), Taxonomy translation (отключён), Multilingual forum (отключён), Path translation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Trigger</text:span><text:line-break/>(trigger)</text:p>
          </table:table-cell>
          <table:table-cell table:style-name="Table1.A1" office:value-type="string">
            <text:p text:style-name="Table_20_Contents">7.26</text:p>
          </table:table-cell>
          <table:table-cell table:style-name="Table1.A1" office:value-type="string">
            <text:p text:style-name="Table_20_Contents">Включает действия, которые будет запущены при возникновении обычных событий системы, например создание нового материала.</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Update manager</text:span><text:line-break/>(update)</text:p>
          </table:table-cell>
          <table:table-cell table:style-name="Table1.A1" office:value-type="string">
            <text:p text:style-name="Table_20_Contents">7.26</text:p>
          </table:table-cell>
          <table:table-cell table:style-name="Table1.A1" office:value-type="string">
            <text:p text:style-name="Table_20_Contents">Проверяет доступные обновления и может безопасно устанавливать или обновлять модули и темы, используя веб-интерфейс.</text:p>
            <text:section text:style-name="Sect1" text:name="ctools-button-53">
              <text:p text:style-name="P3"><text:a xlink:type="simple" xlink:href="http://foto000.su/admin/modules#">Действия</text:a></text:p>
              <text:list text:style-name="L49">
                <text:list-header>
                  <text:p text:style-name="P52"><text:a xlink:type="simple" xlink:href="http://foto000.su/admin/reports/updates/setting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User mail translation</text:span><text:line-break/>(i18n_user)</text:p>
          </table:table-cell>
          <table:table-cell table:style-name="Table1.A1" office:value-type="string">
            <text:p text:style-name="Table_20_Contents">7.x-1.10</text:p>
          </table:table-cell>
          <table:table-cell table:style-name="Table1.A1" office:value-type="string">
            <text:p text:style-name="Table_20_Contents">Translate emails sent from the User module.</text:p>
            <text:p text:style-name="Table_20_Contents">Требуется: Variable translation (отключён), Internationalization (включён), Locale (включён), Variable (включён), Variable store (отключён), Variable realm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User</text:span><text:line-break/>(user)</text:p>
          </table:table-cell>
          <table:table-cell table:style-name="Table1.A1" office:value-type="string">
            <text:p text:style-name="Table_20_Contents">7.26</text:p>
          </table:table-cell>
          <table:table-cell table:style-name="Table1.A1" office:value-type="string">
            <text:p text:style-name="Table_20_Contents">Управляет регистрацией и авторизацией на сайте.</text:p>
            <text:p text:style-name="Table_20_Contents">Требуемое для: Drupal</text:p>
            <text:section text:style-name="Sect1" text:name="ctools-button-54">
              <text:p text:style-name="P3"><text:a xlink:type="simple" xlink:href="http://foto000.su/admin/modules#">Действия</text:a></text:p>
              <text:list text:style-name="L50">
                <text:list-header>
                  <text:p text:style-name="P53"><text:a xlink:type="simple" xlink:href="http://foto000.su/admin/config/people">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ariable admin</text:span><text:line-break/>(variable_admin)</text:p>
          </table:table-cell>
          <table:table-cell table:style-name="Table1.A1" office:value-type="string">
            <text:p text:style-name="Table_20_Contents">7.x-2.4</text:p>
          </table:table-cell>
          <table:table-cell table:style-name="Table1.A1" office:value-type="string">
            <text:p text:style-name="Table_20_Contents">Variable Administration UI</text:p>
            <text:p text:style-name="Table_20_Contents">Требуется: Variab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ariable example</text:span><text:line-break/>(variable_example)</text:p>
          </table:table-cell>
          <table:table-cell table:style-name="Table1.A1" office:value-type="string">
            <text:p text:style-name="Table_20_Contents">7.x-2.4</text:p>
          </table:table-cell>
          <table:table-cell table:style-name="Table1.A1" office:value-type="string">
            <text:p text:style-name="Table_20_Contents">An example module showing how to use the Variable API and providing some variables.</text:p>
            <text:p text:style-name="Table_20_Contents">Требуется: Variable (включён), Variable <text:soft-page-break/>store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ariable realm</text:span><text:line-break/>(variable_realm)</text:p>
          </table:table-cell>
          <table:table-cell table:style-name="Table1.A1" office:value-type="string">
            <text:p text:style-name="Table_20_Contents">7.x-2.4</text:p>
          </table:table-cell>
          <table:table-cell table:style-name="Table1.A1" office:value-type="string">
            <text:p text:style-name="Table_20_Contents">API to use variable realms from different modules</text:p>
            <text:p text:style-name="Table_20_Contents">Требуется: Variable (включён)</text:p>
            <text:p text:style-name="Table_20_Contents">Требуемое для: Variable translation (отключён), User mail translation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ariable store</text:span><text:line-break/>(variable_store)</text:p>
          </table:table-cell>
          <table:table-cell table:style-name="Table1.A1" office:value-type="string">
            <text:p text:style-name="Table_20_Contents">7.x-2.4</text:p>
          </table:table-cell>
          <table:table-cell table:style-name="Table1.A1" office:value-type="string">
            <text:p text:style-name="Table_20_Contents">Database storage for variable realms. This is an API module.</text:p>
            <text:p text:style-name="Table_20_Contents">Требуется: Variable (включён)</text:p>
            <text:p text:style-name="Table_20_Contents">Требуемое для: Variable translation (отключён), User mail translation (отключён), Variable example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ariable translation</text:span><text:line-break/>(i18n_variable)</text:p>
          </table:table-cell>
          <table:table-cell table:style-name="Table1.A1" office:value-type="string">
            <text:p text:style-name="Table_20_Contents">7.x-1.10</text:p>
          </table:table-cell>
          <table:table-cell table:style-name="Table1.A1" office:value-type="string">
            <text:p text:style-name="Table_20_Contents">Multilingual variables that switch language depending on page language.</text:p>
            <text:p text:style-name="Table_20_Contents">Требуется: Internationalization (включён), Locale (включён), Variable (включён), Variable store (отключён), Variable realm (отключён)</text:p>
            <text:p text:style-name="Table_20_Contents">Требуемое для: User mail translation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ariable views</text:span><text:line-break/>(variable_views)</text:p>
          </table:table-cell>
          <table:table-cell table:style-name="Table1.A1" office:value-type="string">
            <text:p text:style-name="Table_20_Contents">7.x-2.4</text:p>
          </table:table-cell>
          <table:table-cell table:style-name="Table1.A1" office:value-type="string">
            <text:p text:style-name="Table_20_Contents">Provides views integration for variable, included a default variable argument.</text:p>
            <text:p text:style-name="Table_20_Contents">Требуется: Variable (включён), Views (включён), Chaos tool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ariable</text:span><text:line-break/>(variable)</text:p>
          </table:table-cell>
          <table:table-cell table:style-name="Table1.A1" office:value-type="string">
            <text:p text:style-name="Table_20_Contents">7.x-2.4</text:p>
          </table:table-cell>
          <table:table-cell table:style-name="Table1.A1" office:value-type="string">
            <text:p text:style-name="Table_20_Contents">Variable Information and basic variable API</text:p>
            <text:p text:style-name="Table_20_Contents">Требуемое для: Internationalization (включён), String translation (включён), Translation sets (включён), Menu translation (включён), Entity Translation Menu (отключён), Block languages (отключён), Contact translation (отключён), Field translation (включён), Taxonomy translation (отключён), Multilingual content (отключён), Multilingual forum (отключён), Path translation (отключён), Translation redirect (отключён), Multilingual select (отключён), Synchronize translations (отключён), Variable store (отключён), Variable realm (отключён), Variable translation (отключён), User mail translation (отключён), Variable admin (отключён), Variable example (отключён), Variable views (отключён), XML sitemap internationalization (от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iews Bulk Operations</text:span><text:line-break/><text:soft-page-break/>(views_bulk_operations)</text:p>
          </table:table-cell>
          <table:table-cell table:style-name="Table1.A1" office:value-type="string">
            <text:p text:style-name="Table_20_Contents">7.x-3.2</text:p>
          </table:table-cell>
          <table:table-cell table:style-name="Table1.A1" office:value-type="string">
            <text:p text:style-name="Table_20_Contents">Provides a way of selecting multiple rows and applying operations to them.</text:p>
            <text:p text:style-name="Table_20_Contents"><text:soft-page-break/>Требуется: Entity API (включён), Views (включён), Chaos tool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iews content panes</text:span><text:line-break/>(views_content)</text:p>
          </table:table-cell>
          <table:table-cell table:style-name="Table1.A1" office:value-type="string">
            <text:p text:style-name="Table_20_Contents">7.x-1.4</text:p>
          </table:table-cell>
          <table:table-cell table:style-name="Table1.A1" office:value-type="string">
            <text:p text:style-name="Table_20_Contents">Allows Views content to be used in Panels, Dashboard and other modules which use the CTools Content API.</text:p>
            <text:p text:style-name="Table_20_Contents">Требуется: Chaos tools (включён), Views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iews UI</text:span><text:line-break/>(views_ui)</text:p>
          </table:table-cell>
          <table:table-cell table:style-name="Table1.A1" office:value-type="string">
            <text:p text:style-name="Table_20_Contents">7.x-3.7</text:p>
          </table:table-cell>
          <table:table-cell table:style-name="Table1.A1" office:value-type="string">
            <text:p text:style-name="Table_20_Contents">Administrative interface to views. Without this module, you cannot create or edit your views.</text:p>
            <text:p text:style-name="Table_20_Contents">Требуется: Views (включён), Chaos tools (включён)</text:p>
            <text:section text:style-name="Sect1" text:name="ctools-button-17">
              <text:list text:style-name="L51">
                <text:list-header>
                  <text:p text:style-name="P54"><text:a xlink:type="simple" xlink:href="http://foto000.su/admin/structure/views">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Views</text:span><text:line-break/>(views)</text:p>
          </table:table-cell>
          <table:table-cell table:style-name="Table1.A1" office:value-type="string">
            <text:p text:style-name="Table_20_Contents">7.x-3.7</text:p>
          </table:table-cell>
          <table:table-cell table:style-name="Table1.A1" office:value-type="string">
            <text:p text:style-name="Table_20_Contents">Create customized lists and queries from your database.</text:p>
            <text:p text:style-name="Table_20_Contents">Требуется: Chaos tools (включён)</text:p>
            <text:p text:style-name="Table_20_Contents">Требуемое для: Metatag: Views (отключён), Variable views (отключён), Views Bulk Operations (включён), Views content panes (отключён), Views UI (включён)</text:p>
            <text:section text:style-name="Sect1" text:name="ctools-button-16">
              <text:list text:style-name="L52">
                <text:list-header>
                  <text:p text:style-name="P55"><text:a xlink:type="simple" xlink:href="http://foto000.su/admin/people/permissions">Разрешения</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 custom</text:span><text:line-break/>(xmlsitemap_custom)</text:p>
          </table:table-cell>
          <table:table-cell table:style-name="Table1.A1" office:value-type="string">
            <text:p text:style-name="Table_20_Contents">7.x-2.0</text:p>
          </table:table-cell>
          <table:table-cell table:style-name="Table1.A1" office:value-type="string">
            <text:p text:style-name="Table_20_Contents">Adds user configurable links to the sitemap.</text:p>
            <text:p text:style-name="Table_20_Contents">Требуется: XML sitemap (включён)</text:p>
            <text:section text:style-name="Sect1" text:name="ctools-button-19">
              <text:list text:style-name="L53">
                <text:list-header>
                  <text:p text:style-name="P56"><text:a xlink:type="simple" xlink:href="http://foto000.su/admin/config/search/xmlsitemap/custom">Настройки</text:a> </text:p>
                </text:list-header>
              </text:list>
            </text:section>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 engines</text:span><text:line-break/>(xmlsitemap_engines)</text:p>
          </table:table-cell>
          <table:table-cell table:style-name="Table1.A1" office:value-type="string">
            <text:p text:style-name="Table_20_Contents">7.x-2.0</text:p>
          </table:table-cell>
          <table:table-cell table:style-name="Table1.A1" office:value-type="string">
            <text:p text:style-name="Table_20_Contents">Submit the sitemap to search engines.</text:p>
            <text:p text:style-name="Table_20_Contents">Требуется: XML sitemap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 internationalization</text:span><text:line-break/>(xmlsitemap_i18n)</text:p>
          </table:table-cell>
          <table:table-cell table:style-name="Table1.A1" office:value-type="string">
            <text:p text:style-name="Table_20_Contents">7.x-2.0</text:p>
          </table:table-cell>
          <table:table-cell table:style-name="Table1.A1" office:value-type="string">
            <text:p text:style-name="Table_20_Contents">Enables multilingual XML sitemaps.</text:p>
            <text:p text:style-name="Table_20_Contents">Требуется: XML sitemap (включён), Internationalization (включён), Locale (включён), Variabl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 menu</text:span><text:line-break/>(xmlsitemap_menu)</text:p>
          </table:table-cell>
          <table:table-cell table:style-name="Table1.A1" office:value-type="string">
            <text:p text:style-name="Table_20_Contents">7.x-2.0</text:p>
          </table:table-cell>
          <table:table-cell table:style-name="Table1.A1" office:value-type="string">
            <text:p text:style-name="Table_20_Contents">Adds menu item links to the sitemap.</text:p>
            <text:p text:style-name="Table_20_Contents">Требуется: XML sitemap (включён), Menu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 node</text:span><text:line-break/>(xmlsitemap_node)</text:p>
          </table:table-cell>
          <table:table-cell table:style-name="Table1.A1" office:value-type="string">
            <text:p text:style-name="Table_20_Contents">7.x-2.0</text:p>
          </table:table-cell>
          <table:table-cell table:style-name="Table1.A1" office:value-type="string">
            <text:p text:style-name="Table_20_Contents">Adds content links to the sitemap.</text:p>
            <text:p text:style-name="Table_20_Contents">Требуется: XML sitemap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 taxonomy</text:span><text:line-break/>(xmlsitemap_taxonomy)</text:p>
          </table:table-cell>
          <table:table-cell table:style-name="Table1.A1" office:value-type="string">
            <text:p text:style-name="Table_20_Contents">7.x-2.0</text:p>
          </table:table-cell>
          <table:table-cell table:style-name="Table1.A1" office:value-type="string">
            <text:p text:style-name="Table_20_Contents">Add taxonomy term links to the sitemap.</text:p>
            <text:p text:style-name="Table_20_Contents">Требуется: XML sitemap (включён), Taxonomy (включён), Options (включён), Field (включён), Field SQL storage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 user</text:span><text:line-break/>(xmlsitemap_user)</text:p>
          </table:table-cell>
          <table:table-cell table:style-name="Table1.A1" office:value-type="string">
            <text:p text:style-name="Table_20_Contents">7.x-2.0</text:p>
          </table:table-cell>
          <table:table-cell table:style-name="Table1.A1" office:value-type="string">
            <text:p text:style-name="Table_20_Contents">Adds user profile links to the sitemap.</text:p>
            <text:p text:style-name="Table_20_Contents">Требуется: XML sitemap (включён)</text:p>
          </table:table-cell>
        </table:table-row>
        <table:table-row>
          <table:table-cell table:style-name="Table1.A1" office:value-type="string">
            <text:p text:style-name="Table_20_Contents"> </text:p>
          </table:table-cell>
          <table:table-cell table:style-name="Table1.A1" office:value-type="string">
            <text:p text:style-name="Table_20_Contents"><text:span text:style-name="Strong_20_Emphasis">XML sitemap</text:span><text:line-break/>(xmlsitemap)</text:p>
          </table:table-cell>
          <table:table-cell table:style-name="Table1.A1" office:value-type="string">
            <text:p text:style-name="Table_20_Contents">7.x-2.0</text:p>
          </table:table-cell>
          <table:table-cell table:style-name="Table1.A1" office:value-type="string">
            <text:p text:style-name="Table_20_Contents">Creates an XML sitemap conforming to the <text:a xlink:type="simple" xlink:href="http://sitemaps.org/">sitemaps.org protocol</text:a>.</text:p>
            <text:p text:style-name="Table_20_Contents"><text:soft-page-break/>Требуемое для: XML sitemap custom (включён), XML sitemap engines (отключён), XML sitemap internationalization (отключён), XML sitemap menu (включён), XML sitemap node (отключён), XML sitemap taxonomy (включён), XML sitemap user (отключён)</text:p>
          </table:table-cell>
        </table:table-row>
      </table:table>
      <text:p text:style-name="Standard"/>
      <text:p text:style-name="P1">dr dl admin_menu auto_entitylabel ctools checklistapi ckeditor_media ckeditor coffee entity fences entity_translation i18n form_builder imagefield_crop libraries l10n_update media metatag module_filter options_element pathauto search404 seo_checklist smartcrop stringoverrides styleguide title token variable views_bulk_operations views xmlsitemap -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20:16:25.966672771</meta:creation-date>
    <dc:date>2014-04-01T21:19:22.677008824</dc:date>
    <meta:editing-duration>PT47M41S</meta:editing-duration>
    <meta:editing-cycles>1</meta:editing-cycles>
    <meta:document-statistic meta:table-count="1" meta:image-count="0" meta:object-count="0" meta:page-count="20" meta:paragraph-count="749" meta:word-count="3408" meta:character-count="28554" meta:non-whitespace-character-count="25578"/>
    <meta:generator>LibreOffice/4.1.3.2$Linux_X86_64 LibreOffice_project/410m0$Build-2</meta:generator>
  </office:meta>
</office:document-meta>
</file>